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string">
            <text:p>Sat- Apr 18- 2009 9:57 AM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1">
            <text:p>11</text:p>
          </table:table-cell>
          <table:table-cell office:value-type="string">
            <text:p>Wed- Apr 8- 2009 7:23 PM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string">
            <text:p>Sun- Apr 19- 2009 12:11 PM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string">
            <text:p>Wed- Apr 15- 2009 1:25 PM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2">
            <text:p>12</text:p>
          </table:table-cell>
          <table:table-cell office:value-type="string">
            <text:p>Mon- Apr 13- 2009 10:27 P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2">
            <text:p>12</text:p>
          </table:table-cell>
          <table:table-cell office:value-type="string">
            <text:p>Wed- Apr 8- 2009 11:48 PM</text:p>
          </table:table-cell>
          <table:table-cell office:value-type="float" office:value="4">
            <text:p>4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string">
            <text:p>Sun- Apr 19- 2009 2:35 AM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string">
            <text:p>Fri- Apr 17- 2009 11:57 PM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">
            <text:p>13</text:p>
          </table:table-cell>
          <table:table-cell office:value-type="string">
            <text:p>Wed- Apr 15- 2009 11:35 AM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">
            <text:p>13</text:p>
          </table:table-cell>
          <table:table-cell office:value-type="string">
            <text:p>Mon- Apr 13- 2009 7:01 A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3">
            <text:p>13</text:p>
          </table:table-cell>
          <table:table-cell office:value-type="string">
            <text:p>Wed- Apr 8- 2009 7:35 PM</text:p>
          </table:table-cell>
          <table:table-cell office:value-type="float" office:value="5">
            <text:p>5</text:p>
          </table:table-cell>
          <table:table-cell/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Mon- Apr 20- 2009 3:04 AM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string">
            <text:p>Sun- Apr 19- 2009 1:59 PM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string">
            <text:p>Sun- Apr 19- 2009 1:28 AM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string">
            <text:p>Sat- Apr 18- 2009 5:16 P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string">
            <text:p>Fri- Apr 17- 2009 6:48 PM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string">
            <text:p>Fri- Apr 17- 2009 2:39 PM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4">
            <text:p>14</text:p>
          </table:table-cell>
          <table:table-cell office:value-type="string">
            <text:p>Fri- Apr 17- 2009 9:40 AM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string">
            <text:p>Fri- Apr 17- 2009 2:46 AM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string">
            <text:p>Wed- Apr 15- 2009 12:13 A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">
            <text:p>14</text:p>
          </table:table-cell>
          <table:table-cell office:value-type="string">
            <text:p>Tue- Apr 14- 2009 5:09 PM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4">
            <text:p>14</text:p>
          </table:table-cell>
          <table:table-cell office:value-type="string">
            <text:p>Mon- Apr 13- 2009 6:14 PM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">
            <text:p>14</text:p>
          </table:table-cell>
          <table:table-cell office:value-type="string">
            <text:p>Mon- Apr 13- 2009 1:56 PM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4">
            <text:p>14</text:p>
          </table:table-cell>
          <table:table-cell office:value-type="string">
            <text:p>Sun- Apr 12- 2009 12:59 AM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4">
            <text:p>14</text:p>
          </table:table-cell>
          <table:table-cell office:value-type="string">
            <text:p>Sat- Apr 11- 2009 6:18 PM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">
            <text:p>14</text:p>
          </table:table-cell>
          <table:table-cell office:value-type="string">
            <text:p>Fri- Apr 10- 2009 8:41 PM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4">
            <text:p>14</text:p>
          </table:table-cell>
          <table:table-cell office:value-type="string">
            <text:p>Fri- Apr 10- 2009 6:17 PM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4">
            <text:p>14</text:p>
          </table:table-cell>
          <table:table-cell office:value-type="string">
            <text:p>Fri- Apr 10- 2009 4:40 PM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">
            <text:p>14</text:p>
          </table:table-cell>
          <table:table-cell office:value-type="string">
            <text:p>Fri- Apr 10- 2009 9:34 AM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4">
            <text:p>14</text:p>
          </table:table-cell>
          <table:table-cell office:value-type="string">
            <text:p>Fri- Apr 10- 2009 4:36 A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4">
            <text:p>14</text:p>
          </table:table-cell>
          <table:table-cell office:value-type="string">
            <text:p>Fri- Apr 10- 2009 12:54 AM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4">
            <text:p>14</text:p>
          </table:table-cell>
          <table:table-cell office:value-type="string">
            <text:p>Thu- Apr 9- 2009 6:35 PM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4">
            <text:p>14</text:p>
          </table:table-cell>
          <table:table-cell office:value-type="string">
            <text:p>Thu- Apr 9- 2009 12:59 AM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4">
            <text:p>14</text:p>
          </table:table-cell>
          <table:table-cell office:value-type="string">
            <text:p>Wed- Apr 8- 2009 11:55 PM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">
            <text:p>14</text:p>
          </table:table-cell>
          <table:table-cell office:value-type="string">
            <text:p>Wed- Apr 8- 2009 9:51 PM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">
            <text:p>14</text:p>
          </table:table-cell>
          <table:table-cell office:value-type="string">
            <text:p>Wed- Apr 8- 2009 9:37 PM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4">
            <text:p>14</text:p>
          </table:table-cell>
          <table:table-cell office:value-type="string">
            <text:p>Wed- Apr 8- 2009 9:37 PM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4">
            <text:p>14</text:p>
          </table:table-cell>
          <table:table-cell office:value-type="string">
            <text:p>Wed- Apr 8- 2009 7:22 PM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4">
            <text:p>14</text:p>
          </table:table-cell>
          <table:table-cell office:value-type="string">
            <text:p>Wed- Apr 8- 2009 6:03 PM</text:p>
          </table:table-cell>
          <table:table-cell office:value-type="float" office:value="28">
            <text:p>28</text:p>
          </table:table-cell>
          <table:table-cell/>
          <table:table-cell office:value-type="float" office:value="49">
            <text:p>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string">
            <text:p>Sun- Apr 19- 2009 2:11 A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string">
            <text:p>Sat- Apr 18- 2009 8:32 PM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Sat- Apr 18- 2009 7:20 AM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Sat- Apr 18- 2009 3:38 AM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string">
            <text:p>Sat- Apr 18- 2009 12:42 AM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string">
            <text:p>Fri- Apr 17- 2009 1:08 PM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string">
            <text:p>Fri- Apr 17- 2009 12:34 PM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string">
            <text:p>Fri- Apr 17- 2009 3:06 AM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">
            <text:p>15</text:p>
          </table:table-cell>
          <table:table-cell office:value-type="string">
            <text:p>Thu- Apr 16- 2009 2:51 AM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">
            <text:p>15</text:p>
          </table:table-cell>
          <table:table-cell office:value-type="string">
            <text:p>Wed- Apr 15- 2009 6:52 PM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string">
            <text:p>Wed- Apr 15- 2009 4:27 PM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string">
            <text:p>Tue- Apr 14- 2009 9:57 PM</text:p>
          </table:table-cell>
          <table:table-cell table:number-columns-repeated="2"/>
          <table:table-cell office:value-type="string">
            <text:p>NV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string">
            <text:p>Tue- Apr 14- 2009 1:42 AM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string">
            <text:p>Mon- Apr 13- 2009 11:39 PM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5">
            <text:p>15</text:p>
          </table:table-cell>
          <table:table-cell office:value-type="string">
            <text:p>Sun- Apr 12- 2009 8:10 PM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">
            <text:p>15</text:p>
          </table:table-cell>
          <table:table-cell office:value-type="string">
            <text:p>Sun- Apr 12- 2009 7:57 PM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5">
            <text:p>15</text:p>
          </table:table-cell>
          <table:table-cell office:value-type="string">
            <text:p>Sat- Apr 11- 2009 2:03 PM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">
            <text:p>15</text:p>
          </table:table-cell>
          <table:table-cell office:value-type="string">
            <text:p>Sat- Apr 11- 2009 5:14 AM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5">
            <text:p>15</text:p>
          </table:table-cell>
          <table:table-cell office:value-type="string">
            <text:p>Sat- Apr 11- 2009 1:19 AM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5">
            <text:p>15</text:p>
          </table:table-cell>
          <table:table-cell office:value-type="string">
            <text:p>Fri- Apr 10- 2009 8:42 PM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5">
            <text:p>15</text:p>
          </table:table-cell>
          <table:table-cell office:value-type="string">
            <text:p>Fri- Apr 10- 2009 5:35 PM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">
            <text:p>15</text:p>
          </table:table-cell>
          <table:table-cell office:value-type="string">
            <text:p>Thu- Apr 9- 2009 10:34 PM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5">
            <text:p>15</text:p>
          </table:table-cell>
          <table:table-cell office:value-type="string">
            <text:p>Thu- Apr 9- 2009 9:49 AM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5">
            <text:p>15</text:p>
          </table:table-cell>
          <table:table-cell office:value-type="string">
            <text:p>Thu- Apr 9- 2009 8:41 AM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5">
            <text:p>15</text:p>
          </table:table-cell>
          <table:table-cell office:value-type="string">
            <text:p>Thu- Apr 9- 2009 8:25 AM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5">
            <text:p>15</text:p>
          </table:table-cell>
          <table:table-cell office:value-type="string">
            <text:p>Thu- Apr 9- 2009 7:36 AM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5">
            <text:p>15</text:p>
          </table:table-cell>
          <table:table-cell office:value-type="string">
            <text:p>Wed- Apr 8- 2009 10:52 PM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5">
            <text:p>15</text:p>
          </table:table-cell>
          <table:table-cell office:value-type="string">
            <text:p>Wed- Apr 8- 2009 10:40 PM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5">
            <text:p>15</text:p>
          </table:table-cell>
          <table:table-cell office:value-type="string">
            <text:p>Wed- Apr 8- 2009 8:47 PM</text:p>
          </table:table-cell>
          <table:table-cell table:number-columns-repeated="4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5">
            <text:p>15</text:p>
          </table:table-cell>
          <table:table-cell office:value-type="string">
            <text:p>Wed- Apr 8- 2009 8:10 PM</text:p>
          </table:table-cell>
          <table:table-cell table:number-columns-repeated="4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5">
            <text:p>15</text:p>
          </table:table-cell>
          <table:table-cell office:value-type="string">
            <text:p>Wed- Apr 8- 2009 7:50 PM</text:p>
          </table:table-cell>
          <table:table-cell table:number-columns-repeated="4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5">
            <text:p>15</text:p>
          </table:table-cell>
          <table:table-cell office:value-type="string">
            <text:p>Wed- Apr 8- 2009 7:44 PM</text:p>
          </table:table-cell>
          <table:table-cell table:number-columns-repeated="4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5">
            <text:p>15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15">
            <text:p>15</text:p>
          </table:table-cell>
          <table:table-cell office:value-type="string">
            <text:p>Wed- Apr 8- 2009 7:15 PM</text:p>
          </table:table-cell>
          <table:table-cell table:number-columns-repeated="4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5">
            <text:p>15</text:p>
          </table:table-cell>
          <table:table-cell office:value-type="string">
            <text:p>Wed- Apr 8- 2009 5:39 PM</text:p>
          </table:table-cell>
          <table:table-cell table:number-columns-repeated="4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15">
            <text:p>15</text:p>
          </table:table-cell>
          <table:table-cell office:value-type="string">
            <text:p>Wed- Apr 8- 2009 3:42 PM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Sun- Apr 19- 2009 11:37 PM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Sun- Apr 19- 2009 10:00 PM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Sun- Apr 19- 2009 8:05 AM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string">
            <text:p>Sun- Apr 19- 2009 1:21 AM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Sun- Apr 19- 2009 12:58 AM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string">
            <text:p>Fri- Apr 17- 2009 5:15 AM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">
            <text:p>16</text:p>
          </table:table-cell>
          <table:table-cell office:value-type="string">
            <text:p>Thu- Apr 16- 2009 6:23 AM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office:value-type="string">
            <text:p>Thu- Apr 16- 2009 12:00 AM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string">
            <text:p>Wed- Apr 15- 2009 6:35 PM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">
            <text:p>16</text:p>
          </table:table-cell>
          <table:table-cell office:value-type="string">
            <text:p>Wed- Apr 15- 2009 4:16 PM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string">
            <text:p>Wed- Apr 15- 2009 3:17 AM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">
            <text:p>16</text:p>
          </table:table-cell>
          <table:table-cell office:value-type="string">
            <text:p>Wed- Apr 15- 2009 12:38 AM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">
            <text:p>16</text:p>
          </table:table-cell>
          <table:table-cell office:value-type="string">
            <text:p>Tue- Apr 14- 2009 7:27 PM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">
            <text:p>16</text:p>
          </table:table-cell>
          <table:table-cell office:value-type="string">
            <text:p>Mon- Apr 13- 2009 7:42 AM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">
            <text:p>16</text:p>
          </table:table-cell>
          <table:table-cell office:value-type="string">
            <text:p>Sun- Apr 12- 2009 9:17 PM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6">
            <text:p>16</text:p>
          </table:table-cell>
          <table:table-cell office:value-type="string">
            <text:p>Sun- Apr 12- 2009 4:10 PM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string">
            <text:p>Sun- Apr 12- 2009 8:50 AM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6">
            <text:p>16</text:p>
          </table:table-cell>
          <table:table-cell office:value-type="string">
            <text:p>Sun- Apr 12- 2009 4:50 AM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">
            <text:p>16</text:p>
          </table:table-cell>
          <table:table-cell office:value-type="string">
            <text:p>Sat- Apr 11- 2009 10:17 PM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">
            <text:p>16</text:p>
          </table:table-cell>
          <table:table-cell office:value-type="string">
            <text:p>Sat- Apr 11- 2009 1:40 PM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">
            <text:p>16</text:p>
          </table:table-cell>
          <table:table-cell office:value-type="string">
            <text:p>Sat- Apr 11- 2009 1:27 PM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6">
            <text:p>16</text:p>
          </table:table-cell>
          <table:table-cell office:value-type="string">
            <text:p>Sat- Apr 11- 2009 9:15 AM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">
            <text:p>16</text:p>
          </table:table-cell>
          <table:table-cell office:value-type="string">
            <text:p>Sat- Apr 11- 2009 8:30 AM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">
            <text:p>16</text:p>
          </table:table-cell>
          <table:table-cell office:value-type="string">
            <text:p>Sat- Apr 11- 2009 6:22 AM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string">
            <text:p>Sat- Apr 11- 2009 1:01 AM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6">
            <text:p>16</text:p>
          </table:table-cell>
          <table:table-cell office:value-type="string">
            <text:p>Fri- Apr 10- 2009 9:59 AM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  <table:table-cell office:value-type="string">
            <text:p>Fri- Apr 10- 2009 2:22 AM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6">
            <text:p>16</text:p>
          </table:table-cell>
          <table:table-cell office:value-type="string">
            <text:p>Fri- Apr 10- 2009 1:34 AM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6">
            <text:p>16</text:p>
          </table:table-cell>
          <table:table-cell office:value-type="string">
            <text:p>Thu- Apr 9- 2009 10:49 PM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6">
            <text:p>16</text:p>
          </table:table-cell>
          <table:table-cell office:value-type="string">
            <text:p>Thu- Apr 9- 2009 9:30 PM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office:value-type="string">
            <text:p>Thu- Apr 9- 2009 9:16 PM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6">
            <text:p>16</text:p>
          </table:table-cell>
          <table:table-cell office:value-type="string">
            <text:p>Thu- Apr 9- 2009 7:00 PM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6">
            <text:p>16</text:p>
          </table:table-cell>
          <table:table-cell office:value-type="string">
            <text:p>Thu- Apr 9- 2009 6:47 PM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6">
            <text:p>16</text:p>
          </table:table-cell>
          <table:table-cell office:value-type="string">
            <text:p>Thu- Apr 9- 2009 4:05 PM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6">
            <text:p>16</text:p>
          </table:table-cell>
          <table:table-cell office:value-type="string">
            <text:p>Thu- Apr 9- 2009 1:05 PM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6">
            <text:p>16</text:p>
          </table:table-cell>
          <table:table-cell office:value-type="string">
            <text:p>Thu- Apr 9- 2009 11:37 AM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6">
            <text:p>16</text:p>
          </table:table-cell>
          <table:table-cell office:value-type="string">
            <text:p>Thu- Apr 9- 2009 8:43 AM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">
            <text:p>16</text:p>
          </table:table-cell>
          <table:table-cell office:value-type="string">
            <text:p>Thu- Apr 9- 2009 8:36 AM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6">
            <text:p>16</text:p>
          </table:table-cell>
          <table:table-cell office:value-type="string">
            <text:p>Thu- Apr 9- 2009 5:31 AM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">
            <text:p>16</text:p>
          </table:table-cell>
          <table:table-cell office:value-type="string">
            <text:p>Thu- Apr 9- 2009 12:59 AM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6">
            <text:p>16</text:p>
          </table:table-cell>
          <table:table-cell office:value-type="string">
            <text:p>Thu- Apr 9- 2009 12:51 AM</text:p>
          </table:table-cell>
          <table:table-cell table:number-columns-repeated="4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6">
            <text:p>16</text:p>
          </table:table-cell>
          <table:table-cell office:value-type="string">
            <text:p>Wed- Apr 8- 2009 9:54 PM</text:p>
          </table:table-cell>
          <table:table-cell table:number-columns-repeated="4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6">
            <text:p>16</text:p>
          </table:table-cell>
          <table:table-cell office:value-type="string">
            <text:p>Wed- Apr 8- 2009 9:48 PM</text:p>
          </table:table-cell>
          <table:table-cell table:number-columns-repeated="4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6">
            <text:p>16</text:p>
          </table:table-cell>
          <table:table-cell office:value-type="string">
            <text:p>Wed- Apr 8- 2009 9:21 PM</text:p>
          </table:table-cell>
          <table:table-cell table:number-columns-repeated="4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6">
            <text:p>16</text:p>
          </table:table-cell>
          <table:table-cell office:value-type="string">
            <text:p>Wed- Apr 8- 2009 8:53 PM</text:p>
          </table:table-cell>
          <table:table-cell table:number-columns-repeated="4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6">
            <text:p>16</text:p>
          </table:table-cell>
          <table:table-cell office:value-type="string">
            <text:p>Wed- Apr 8- 2009 8:47 PM</text:p>
          </table:table-cell>
          <table:table-cell table:number-columns-repeated="4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6">
            <text:p>16</text:p>
          </table:table-cell>
          <table:table-cell office:value-type="string">
            <text:p>Wed- Apr 8- 2009 8:34 PM</text:p>
          </table:table-cell>
          <table:table-cell table:number-columns-repeated="4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6">
            <text:p>16</text:p>
          </table:table-cell>
          <table:table-cell office:value-type="string">
            <text:p>Wed- Apr 8- 2009 8:12 PM</text:p>
          </table:table-cell>
          <table:table-cell table:number-columns-repeated="4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6">
            <text:p>16</text:p>
          </table:table-cell>
          <table:table-cell office:value-type="string">
            <text:p>Wed- Apr 8- 2009 8:06 PM</text:p>
          </table:table-cell>
          <table:table-cell table:number-columns-repeated="4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6">
            <text:p>16</text:p>
          </table:table-cell>
          <table:table-cell office:value-type="string">
            <text:p>Wed- Apr 8- 2009 8:03 PM</text:p>
          </table:table-cell>
          <table:table-cell table:number-columns-repeated="4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6">
            <text:p>16</text:p>
          </table:table-cell>
          <table:table-cell office:value-type="string">
            <text:p>Wed- Apr 8- 2009 7:58 PM</text:p>
          </table:table-cell>
          <table:table-cell table:number-columns-repeated="4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6">
            <text:p>16</text:p>
          </table:table-cell>
          <table:table-cell office:value-type="string">
            <text:p>Wed- Apr 8- 2009 7:49 PM</text:p>
          </table:table-cell>
          <table:table-cell table:number-columns-repeated="4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6">
            <text:p>16</text:p>
          </table:table-cell>
          <table:table-cell office:value-type="string">
            <text:p>Wed- Apr 8- 2009 7:44 PM</text:p>
          </table:table-cell>
          <table:table-cell table:number-columns-repeated="4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6">
            <text:p>16</text:p>
          </table:table-cell>
          <table:table-cell office:value-type="string">
            <text:p>Wed- Apr 8- 2009 7:41 PM</text:p>
          </table:table-cell>
          <table:table-cell table:number-columns-repeated="4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6">
            <text:p>16</text:p>
          </table:table-cell>
          <table:table-cell office:value-type="string">
            <text:p>Wed- Apr 8- 2009 7:41 PM</text:p>
          </table:table-cell>
          <table:table-cell table:number-columns-repeated="4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6">
            <text:p>16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6">
            <text:p>16</text:p>
          </table:table-cell>
          <table:table-cell office:value-type="string">
            <text:p>Wed- Apr 8- 2009 7:30 PM</text:p>
          </table:table-cell>
          <table:table-cell table:number-columns-repeated="4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6">
            <text:p>16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16">
            <text:p>16</text:p>
          </table:table-cell>
          <table:table-cell office:value-type="string">
            <text:p>Wed- Apr 8- 2009 7:13 PM</text:p>
          </table:table-cell>
          <table:table-cell table:number-columns-repeated="4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16">
            <text:p>16</text:p>
          </table:table-cell>
          <table:table-cell office:value-type="string">
            <text:p>Wed- Apr 8- 2009 2:50 PM</text:p>
          </table:table-cell>
          <table:table-cell table:number-columns-repeated="4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16">
            <text:p>16</text:p>
          </table:table-cell>
          <table:table-cell office:value-type="string">
            <text:p>Wed- Apr 8- 2009 1:31 PM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string">
            <text:p>Sat- Apr 18- 2009 10:35 AM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string">
            <text:p>Sat- Apr 18- 2009 5:32 AM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string">
            <text:p>Sat- Apr 18- 2009 12:35 AM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7">
            <text:p>17</text:p>
          </table:table-cell>
          <table:table-cell office:value-type="string">
            <text:p>Fri- Apr 17- 2009 4:42 AM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 office:value-type="string">
            <text:p>Thu- Apr 16- 2009 9:53 PM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office:value-type="string">
            <text:p>Wed- Apr 15- 2009 9:09 AM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string">
            <text:p>Tue- Apr 14- 2009 12:52 PM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7">
            <text:p>17</text:p>
          </table:table-cell>
          <table:table-cell office:value-type="string">
            <text:p>Tue- Apr 14- 2009 1:03 AM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">
            <text:p>17</text:p>
          </table:table-cell>
          <table:table-cell office:value-type="string">
            <text:p>Mon- Apr 13- 2009 7:48 PM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">
            <text:p>17</text:p>
          </table:table-cell>
          <table:table-cell office:value-type="string">
            <text:p>Mon- Apr 13- 2009 6:16 PM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string">
            <text:p>Mon- Apr 13- 2009 9:32 AM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">
            <text:p>17</text:p>
          </table:table-cell>
          <table:table-cell office:value-type="string">
            <text:p>Sun- Apr 12- 2009 9:27 PM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office:value-type="string">
            <text:p>Sun- Apr 12- 2009 12:32 AM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7">
            <text:p>17</text:p>
          </table:table-cell>
          <table:table-cell office:value-type="string">
            <text:p>Fri- Apr 10- 2009 9:26 PM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7">
            <text:p>17</text:p>
          </table:table-cell>
          <table:table-cell office:value-type="string">
            <text:p>Fri- Apr 10- 2009 9:01 PM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">
            <text:p>17</text:p>
          </table:table-cell>
          <table:table-cell office:value-type="string">
            <text:p>Fri- Apr 10- 2009 12:18 PM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7">
            <text:p>17</text:p>
          </table:table-cell>
          <table:table-cell office:value-type="string">
            <text:p>Thu- Apr 9- 2009 10:27 PM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7">
            <text:p>17</text:p>
          </table:table-cell>
          <table:table-cell office:value-type="string">
            <text:p>Thu- Apr 9- 2009 6:12 PM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7">
            <text:p>17</text:p>
          </table:table-cell>
          <table:table-cell office:value-type="string">
            <text:p>Thu- Apr 9- 2009 3:38 PM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office:value-type="string">
            <text:p>Thu- Apr 9- 2009 3:04 PM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7">
            <text:p>17</text:p>
          </table:table-cell>
          <table:table-cell office:value-type="string">
            <text:p>Thu- Apr 9- 2009 2:03 PM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">
            <text:p>17</text:p>
          </table:table-cell>
          <table:table-cell office:value-type="string">
            <text:p>Thu- Apr 9- 2009 5:06 AM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7">
            <text:p>17</text:p>
          </table:table-cell>
          <table:table-cell office:value-type="string">
            <text:p>Thu- Apr 9- 2009 3:43 AM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7">
            <text:p>17</text:p>
          </table:table-cell>
          <table:table-cell office:value-type="string">
            <text:p>Thu- Apr 9- 2009 3:41 AM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7">
            <text:p>17</text:p>
          </table:table-cell>
          <table:table-cell office:value-type="string">
            <text:p>Thu- Apr 9- 2009 1:34 AM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7">
            <text:p>17</text:p>
          </table:table-cell>
          <table:table-cell office:value-type="string">
            <text:p>Thu- Apr 9- 2009 1:04 AM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">
            <text:p>17</text:p>
          </table:table-cell>
          <table:table-cell office:value-type="string">
            <text:p>Thu- Apr 9- 2009 12:54 AM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7">
            <text:p>17</text:p>
          </table:table-cell>
          <table:table-cell office:value-type="string">
            <text:p>Thu- Apr 9- 2009 12:31 AM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7">
            <text:p>17</text:p>
          </table:table-cell>
          <table:table-cell office:value-type="string">
            <text:p>Thu- Apr 9- 2009 12:20 AM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7">
            <text:p>17</text:p>
          </table:table-cell>
          <table:table-cell office:value-type="string">
            <text:p>Wed- Apr 8- 2009 11:37 PM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7">
            <text:p>17</text:p>
          </table:table-cell>
          <table:table-cell office:value-type="string">
            <text:p>Wed- Apr 8- 2009 11:26 PM</text:p>
          </table:table-cell>
          <table:table-cell table:number-columns-repeated="4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">
            <text:p>17</text:p>
          </table:table-cell>
          <table:table-cell office:value-type="string">
            <text:p>Wed- Apr 8- 2009 10:55 PM</text:p>
          </table:table-cell>
          <table:table-cell table:number-columns-repeated="4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7">
            <text:p>17</text:p>
          </table:table-cell>
          <table:table-cell office:value-type="string">
            <text:p>Wed- Apr 8- 2009 10:52 PM</text:p>
          </table:table-cell>
          <table:table-cell table:number-columns-repeated="4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7">
            <text:p>17</text:p>
          </table:table-cell>
          <table:table-cell office:value-type="string">
            <text:p>Wed- Apr 8- 2009 10:17 PM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7">
            <text:p>17</text:p>
          </table:table-cell>
          <table:table-cell office:value-type="string">
            <text:p>Wed- Apr 8- 2009 10:13 PM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">
            <text:p>17</text:p>
          </table:table-cell>
          <table:table-cell office:value-type="string">
            <text:p>Wed- Apr 8- 2009 9:32 PM</text:p>
          </table:table-cell>
          <table:table-cell table:number-columns-repeated="4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7">
            <text:p>17</text:p>
          </table:table-cell>
          <table:table-cell office:value-type="string">
            <text:p>Wed- Apr 8- 2009 9:04 PM</text:p>
          </table:table-cell>
          <table:table-cell table:number-columns-repeated="4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7">
            <text:p>17</text:p>
          </table:table-cell>
          <table:table-cell office:value-type="string">
            <text:p>Wed- Apr 8- 2009 8:55 PM</text:p>
          </table:table-cell>
          <table:table-cell table:number-columns-repeated="4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7">
            <text:p>17</text:p>
          </table:table-cell>
          <table:table-cell office:value-type="string">
            <text:p>Wed- Apr 8- 2009 8:55 PM</text:p>
          </table:table-cell>
          <table:table-cell table:number-columns-repeated="4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7">
            <text:p>17</text:p>
          </table:table-cell>
          <table:table-cell office:value-type="string">
            <text:p>Wed- Apr 8- 2009 8:48 PM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7">
            <text:p>17</text:p>
          </table:table-cell>
          <table:table-cell office:value-type="string">
            <text:p>Wed- Apr 8- 2009 8:38 PM</text:p>
          </table:table-cell>
          <table:table-cell table:number-columns-repeated="4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7">
            <text:p>17</text:p>
          </table:table-cell>
          <table:table-cell office:value-type="string">
            <text:p>Wed- Apr 8- 2009 8:28 PM</text:p>
          </table:table-cell>
          <table:table-cell table:number-columns-repeated="4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7">
            <text:p>17</text:p>
          </table:table-cell>
          <table:table-cell office:value-type="string">
            <text:p>Wed- Apr 8- 2009 7:51 PM</text:p>
          </table:table-cell>
          <table:table-cell table:number-columns-repeated="4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7">
            <text:p>17</text:p>
          </table:table-cell>
          <table:table-cell office:value-type="string">
            <text:p>Wed- Apr 8- 2009 7:51 PM</text:p>
          </table:table-cell>
          <table:table-cell table:number-columns-repeated="4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7">
            <text:p>17</text:p>
          </table:table-cell>
          <table:table-cell office:value-type="string">
            <text:p>Wed- Apr 8- 2009 7:45 PM</text:p>
          </table:table-cell>
          <table:table-cell table:number-columns-repeated="4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7">
            <text:p>17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7">
            <text:p>17</text:p>
          </table:table-cell>
          <table:table-cell office:value-type="string">
            <text:p>Wed- Apr 8- 2009 7:30 PM</text:p>
          </table:table-cell>
          <table:table-cell table:number-columns-repeated="4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17">
            <text:p>17</text:p>
          </table:table-cell>
          <table:table-cell office:value-type="string">
            <text:p>Wed- Apr 8- 2009 1:29 PM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string">
            <text:p>Sun- Apr 19- 2009 10:12 AM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string">
            <text:p>Sat- Apr 18- 2009 1:04 PM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string">
            <text:p>Fri- Apr 17- 2009 9:00 PM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string">
            <text:p>Fri- Apr 17- 2009 6:30 PM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">
            <text:p>18</text:p>
          </table:table-cell>
          <table:table-cell office:value-type="string">
            <text:p>Fri- Apr 17- 2009 8:44 AM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office:value-type="string">
            <text:p>Fri- Apr 17- 2009 4:58 AM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">
            <text:p>18</text:p>
          </table:table-cell>
          <table:table-cell office:value-type="string">
            <text:p>Fri- Apr 17- 2009 2:59 AM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office:value-type="string">
            <text:p>Thu- Apr 16- 2009 11:47 AM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">
            <text:p>18</text:p>
          </table:table-cell>
          <table:table-cell office:value-type="string">
            <text:p>Wed- Apr 15- 2009 9:17 PM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">
            <text:p>18</text:p>
          </table:table-cell>
          <table:table-cell office:value-type="string">
            <text:p>Tue- Apr 14- 2009 7:47 PM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8">
            <text:p>18</text:p>
          </table:table-cell>
          <table:table-cell office:value-type="string">
            <text:p>Tue- Apr 14- 2009 11:58 AM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string">
            <text:p>Mon- Apr 13- 2009 6:55 AM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8">
            <text:p>18</text:p>
          </table:table-cell>
          <table:table-cell office:value-type="string">
            <text:p>Mon- Apr 13- 2009 2:21 AM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8">
            <text:p>18</text:p>
          </table:table-cell>
          <table:table-cell office:value-type="string">
            <text:p>Sun- Apr 12- 2009 11:43 PM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">
            <text:p>18</text:p>
          </table:table-cell>
          <table:table-cell office:value-type="string">
            <text:p>Sun- Apr 12- 2009 7:19 PM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8">
            <text:p>18</text:p>
          </table:table-cell>
          <table:table-cell office:value-type="string">
            <text:p>Sun- Apr 12- 2009 7:15 PM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office:value-type="string">
            <text:p>Sun- Apr 12- 2009 1:59 PM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8">
            <text:p>18</text:p>
          </table:table-cell>
          <table:table-cell office:value-type="string">
            <text:p>Sun- Apr 12- 2009 12:16 AM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8">
            <text:p>18</text:p>
          </table:table-cell>
          <table:table-cell office:value-type="string">
            <text:p>Sat- Apr 11- 2009 5:50 PM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8">
            <text:p>18</text:p>
          </table:table-cell>
          <table:table-cell office:value-type="string">
            <text:p>Sat- Apr 11- 2009 12:21 PM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8">
            <text:p>18</text:p>
          </table:table-cell>
          <table:table-cell office:value-type="string">
            <text:p>Sat- Apr 11- 2009 9:56 AM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8">
            <text:p>18</text:p>
          </table:table-cell>
          <table:table-cell office:value-type="string">
            <text:p>Fri- Apr 10- 2009 6:12 PM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string">
            <text:p>Fri- Apr 10- 2009 3:11 PM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">
            <text:p>18</text:p>
          </table:table-cell>
          <table:table-cell office:value-type="string">
            <text:p>Fri- Apr 10- 2009 2:25 PM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">
            <text:p>18</text:p>
          </table:table-cell>
          <table:table-cell office:value-type="string">
            <text:p>Fri- Apr 10- 2009 12:32 PM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8">
            <text:p>18</text:p>
          </table:table-cell>
          <table:table-cell office:value-type="string">
            <text:p>Fri- Apr 10- 2009 3:04 AM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8">
            <text:p>18</text:p>
          </table:table-cell>
          <table:table-cell office:value-type="string">
            <text:p>Fri- Apr 10- 2009 12:26 AM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Thu- Apr 9- 2009 10:05 PM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">
            <text:p>18</text:p>
          </table:table-cell>
          <table:table-cell office:value-type="string">
            <text:p>Thu- Apr 9- 2009 6:26 PM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8">
            <text:p>18</text:p>
          </table:table-cell>
          <table:table-cell office:value-type="string">
            <text:p>Thu- Apr 9- 2009 5:22 PM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8">
            <text:p>18</text:p>
          </table:table-cell>
          <table:table-cell office:value-type="string">
            <text:p>Thu- Apr 9- 2009 4:32 PM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8">
            <text:p>18</text:p>
          </table:table-cell>
          <table:table-cell office:value-type="string">
            <text:p>Thu- Apr 9- 2009 4:00 PM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8">
            <text:p>18</text:p>
          </table:table-cell>
          <table:table-cell office:value-type="string">
            <text:p>Thu- Apr 9- 2009 12:52 PM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">
            <text:p>18</text:p>
          </table:table-cell>
          <table:table-cell office:value-type="string">
            <text:p>Thu- Apr 9- 2009 10:03 AM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8">
            <text:p>18</text:p>
          </table:table-cell>
          <table:table-cell office:value-type="string">
            <text:p>Thu- Apr 9- 2009 9:15 AM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8">
            <text:p>18</text:p>
          </table:table-cell>
          <table:table-cell office:value-type="string">
            <text:p>Thu- Apr 9- 2009 7:27 AM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string">
            <text:p>Thu- Apr 9- 2009 2:18 AM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8">
            <text:p>18</text:p>
          </table:table-cell>
          <table:table-cell office:value-type="string">
            <text:p>Thu- Apr 9- 2009 1:00 AM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8">
            <text:p>18</text:p>
          </table:table-cell>
          <table:table-cell office:value-type="string">
            <text:p>Thu- Apr 9- 2009 12:52 AM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string">
            <text:p>Wed- Apr 8- 2009 11:53 PM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string">
            <text:p>Wed- Apr 8- 2009 11:50 PM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8">
            <text:p>18</text:p>
          </table:table-cell>
          <table:table-cell office:value-type="string">
            <text:p>Wed- Apr 8- 2009 11:14 PM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8">
            <text:p>18</text:p>
          </table:table-cell>
          <table:table-cell office:value-type="string">
            <text:p>Wed- Apr 8- 2009 11:07 PM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8">
            <text:p>18</text:p>
          </table:table-cell>
          <table:table-cell office:value-type="string">
            <text:p>Wed- Apr 8- 2009 10:48 PM</text:p>
          </table:table-cell>
          <table:table-cell table:number-columns-repeated="4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8">
            <text:p>18</text:p>
          </table:table-cell>
          <table:table-cell office:value-type="string">
            <text:p>Wed- Apr 8- 2009 10:17 PM</text:p>
          </table:table-cell>
          <table:table-cell table:number-columns-repeated="4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8">
            <text:p>18</text:p>
          </table:table-cell>
          <table:table-cell office:value-type="string">
            <text:p>Wed- Apr 8- 2009 10:11 PM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string">
            <text:p>Wed- Apr 8- 2009 9:04 PM</text:p>
          </table:table-cell>
          <table:table-cell table:number-columns-repeated="4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8">
            <text:p>18</text:p>
          </table:table-cell>
          <table:table-cell office:value-type="string">
            <text:p>Wed- Apr 8- 2009 8:42 PM</text:p>
          </table:table-cell>
          <table:table-cell table:number-columns-repeated="4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8">
            <text:p>18</text:p>
          </table:table-cell>
          <table:table-cell office:value-type="string">
            <text:p>Wed- Apr 8- 2009 8:01 PM</text:p>
          </table:table-cell>
          <table:table-cell table:number-columns-repeated="4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8">
            <text:p>18</text:p>
          </table:table-cell>
          <table:table-cell office:value-type="string">
            <text:p>Wed- Apr 8- 2009 7:46 PM</text:p>
          </table:table-cell>
          <table:table-cell table:number-columns-repeated="4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8">
            <text:p>18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8">
            <text:p>18</text:p>
          </table:table-cell>
          <table:table-cell office:value-type="string">
            <text:p>Wed- Apr 8- 2009 7:35 PM</text:p>
          </table:table-cell>
          <table:table-cell table:number-columns-repeated="4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8">
            <text:p>18</text:p>
          </table:table-cell>
          <table:table-cell office:value-type="string">
            <text:p>Wed- Apr 8- 2009 7:35 PM</text:p>
          </table:table-cell>
          <table:table-cell table:number-columns-repeated="4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8">
            <text:p>18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8">
            <text:p>18</text:p>
          </table:table-cell>
          <table:table-cell office:value-type="string">
            <text:p>Wed- Apr 8- 2009 7:30 PM</text:p>
          </table:table-cell>
          <table:table-cell table:number-columns-repeated="4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8">
            <text:p>18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string">
            <text:p>Wed- Apr 8- 2009 7:22 PM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string">
            <text:p>Wed- Apr 8- 2009 7:22 PM</text:p>
          </table:table-cell>
          <table:table-cell table:number-columns-repeated="4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8">
            <text:p>18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18">
            <text:p>18</text:p>
          </table:table-cell>
          <table:table-cell office:value-type="string">
            <text:p>Wed- Apr 8- 2009 7:15 PM</text:p>
          </table:table-cell>
          <table:table-cell table:number-columns-repeated="4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8">
            <text:p>18</text:p>
          </table:table-cell>
          <table:table-cell office:value-type="string">
            <text:p>Wed- Apr 8- 2009 7:11 PM</text:p>
          </table:table-cell>
          <table:table-cell table:number-columns-repeated="4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8">
            <text:p>18</text:p>
          </table:table-cell>
          <table:table-cell office:value-type="string">
            <text:p>Wed- Apr 8- 2009 5:47 PM</text:p>
          </table:table-cell>
          <table:table-cell table:number-columns-repeated="4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8">
            <text:p>18</text:p>
          </table:table-cell>
          <table:table-cell office:value-type="string">
            <text:p>Wed- Apr 8- 2009 4:55 PM</text:p>
          </table:table-cell>
          <table:table-cell table:number-columns-repeated="4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8">
            <text:p>18</text:p>
          </table:table-cell>
          <table:table-cell office:value-type="string">
            <text:p>Wed- Apr 8- 2009 2:11 PM</text:p>
          </table:table-cell>
          <table:table-cell table:number-columns-repeated="4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18">
            <text:p>18</text:p>
          </table:table-cell>
          <table:table-cell office:value-type="string">
            <text:p>Wed- Apr 8- 2009 1:22 PM</text:p>
          </table:table-cell>
          <table:table-cell table:number-columns-repeated="4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8">
            <text:p>18</text:p>
          </table:table-cell>
          <table:table-cell office:value-type="string">
            <text:p>Wed- Apr 8- 2009 1:09 PM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string">
            <text:p>Sun- Apr 19- 2009 9:21 PM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string">
            <text:p>Sun- Apr 19- 2009 12:50 PM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string">
            <text:p>Sat- Apr 18- 2009 4:20 AM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string">
            <text:p>Fri- Apr 17- 2009 11:23 AM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 office:value-type="string">
            <text:p>Fri- Apr 17- 2009 1:19 AM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office:value-type="string">
            <text:p>Wed- Apr 15- 2009 11:47 PM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">
            <text:p>19</text:p>
          </table:table-cell>
          <table:table-cell office:value-type="string">
            <text:p>Wed- Apr 15- 2009 1:30 PM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">
            <text:p>19</text:p>
          </table:table-cell>
          <table:table-cell office:value-type="string">
            <text:p>Wed- Apr 15- 2009 1:30 PM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">
            <text:p>19</text:p>
          </table:table-cell>
          <table:table-cell office:value-type="string">
            <text:p>Wed- Apr 15- 2009 10:50 AM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">
            <text:p>19</text:p>
          </table:table-cell>
          <table:table-cell office:value-type="string">
            <text:p>Tue- Apr 14- 2009 6:40 PM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9">
            <text:p>19</text:p>
          </table:table-cell>
          <table:table-cell office:value-type="string">
            <text:p>Mon- Apr 13- 2009 11:01 PM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string">
            <text:p>Mon- Apr 13- 2009 8:55 PM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">
            <text:p>19</text:p>
          </table:table-cell>
          <table:table-cell office:value-type="string">
            <text:p>Mon- Apr 13- 2009 4:14 PM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">
            <text:p>19</text:p>
          </table:table-cell>
          <table:table-cell office:value-type="string">
            <text:p>Mon- Apr 13- 2009 8:38 AM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9">
            <text:p>19</text:p>
          </table:table-cell>
          <table:table-cell office:value-type="string">
            <text:p>Mon- Apr 13- 2009 1:09 AM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9">
            <text:p>19</text:p>
          </table:table-cell>
          <table:table-cell office:value-type="string">
            <text:p>Mon- Apr 13- 2009 12:43 AM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">
            <text:p>19</text:p>
          </table:table-cell>
          <table:table-cell office:value-type="string">
            <text:p>Mon- Apr 13- 2009 12:37 AM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9">
            <text:p>19</text:p>
          </table:table-cell>
          <table:table-cell office:value-type="string">
            <text:p>Sun- Apr 12- 2009 10:19 PM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9">
            <text:p>19</text:p>
          </table:table-cell>
          <table:table-cell office:value-type="string">
            <text:p>Sun- Apr 12- 2009 9:54 AM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  <table:table-cell office:value-type="string">
            <text:p>Sun- Apr 12- 2009 9:46 AM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9">
            <text:p>19</text:p>
          </table:table-cell>
          <table:table-cell office:value-type="string">
            <text:p>Sun- Apr 12- 2009 8:30 AM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">
            <text:p>19</text:p>
          </table:table-cell>
          <table:table-cell office:value-type="string">
            <text:p>Sun- Apr 12- 2009 6:01 AM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9">
            <text:p>19</text:p>
          </table:table-cell>
          <table:table-cell office:value-type="string">
            <text:p>Sun- Apr 12- 2009 5:34 AM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">
            <text:p>19</text:p>
          </table:table-cell>
          <table:table-cell office:value-type="string">
            <text:p>Sun- Apr 12- 2009 1:37 AM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9">
            <text:p>19</text:p>
          </table:table-cell>
          <table:table-cell office:value-type="string">
            <text:p>Sat- Apr 11- 2009 3:14 PM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9">
            <text:p>19</text:p>
          </table:table-cell>
          <table:table-cell office:value-type="string">
            <text:p>Sat- Apr 11- 2009 8:53 AM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9">
            <text:p>19</text:p>
          </table:table-cell>
          <table:table-cell office:value-type="string">
            <text:p>Sat- Apr 11- 2009 3:03 AM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9">
            <text:p>19</text:p>
          </table:table-cell>
          <table:table-cell office:value-type="string">
            <text:p>Sat- Apr 11- 2009 12:30 AM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9">
            <text:p>19</text:p>
          </table:table-cell>
          <table:table-cell office:value-type="string">
            <text:p>Fri- Apr 10- 2009 8:52 PM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string">
            <text:p>Fri- Apr 10- 2009 7:30 PM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9">
            <text:p>19</text:p>
          </table:table-cell>
          <table:table-cell office:value-type="string">
            <text:p>Fri- Apr 10- 2009 3:06 PM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9">
            <text:p>19</text:p>
          </table:table-cell>
          <table:table-cell office:value-type="string">
            <text:p>Fri- Apr 10- 2009 6:52 AM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9">
            <text:p>19</text:p>
          </table:table-cell>
          <table:table-cell office:value-type="string">
            <text:p>Thu- Apr 9- 2009 10:29 PM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">
            <text:p>19</text:p>
          </table:table-cell>
          <table:table-cell office:value-type="string">
            <text:p>Thu- Apr 9- 2009 3:45 PM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">
            <text:p>19</text:p>
          </table:table-cell>
          <table:table-cell office:value-type="string">
            <text:p>Thu- Apr 9- 2009 3:18 PM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9">
            <text:p>19</text:p>
          </table:table-cell>
          <table:table-cell office:value-type="string">
            <text:p>Thu- Apr 9- 2009 10:34 AM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9">
            <text:p>19</text:p>
          </table:table-cell>
          <table:table-cell office:value-type="string">
            <text:p>Thu- Apr 9- 2009 9:41 AM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9">
            <text:p>19</text:p>
          </table:table-cell>
          <table:table-cell office:value-type="string">
            <text:p>Thu- Apr 9- 2009 9:06 AM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9">
            <text:p>19</text:p>
          </table:table-cell>
          <table:table-cell office:value-type="string">
            <text:p>Thu- Apr 9- 2009 5:02 AM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9">
            <text:p>19</text:p>
          </table:table-cell>
          <table:table-cell office:value-type="string">
            <text:p>Thu- Apr 9- 2009 3:39 AM</text:p>
          </table:table-cell>
          <table:table-cell table:number-columns-repeated="4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9">
            <text:p>19</text:p>
          </table:table-cell>
          <table:table-cell office:value-type="string">
            <text:p>Thu- Apr 9- 2009 12:50 AM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9">
            <text:p>19</text:p>
          </table:table-cell>
          <table:table-cell office:value-type="string">
            <text:p>Thu- Apr 9- 2009 12:01 AM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9">
            <text:p>19</text:p>
          </table:table-cell>
          <table:table-cell office:value-type="string">
            <text:p>Wed- Apr 8- 2009 10:38 PM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9">
            <text:p>19</text:p>
          </table:table-cell>
          <table:table-cell office:value-type="string">
            <text:p>Wed- Apr 8- 2009 10:32 PM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9">
            <text:p>19</text:p>
          </table:table-cell>
          <table:table-cell office:value-type="string">
            <text:p>Wed- Apr 8- 2009 9:57 PM</text:p>
          </table:table-cell>
          <table:table-cell table:number-columns-repeated="4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9">
            <text:p>19</text:p>
          </table:table-cell>
          <table:table-cell office:value-type="string">
            <text:p>Wed- Apr 8- 2009 9:41 PM</text:p>
          </table:table-cell>
          <table:table-cell table:number-columns-repeated="4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9">
            <text:p>19</text:p>
          </table:table-cell>
          <table:table-cell office:value-type="string">
            <text:p>Wed- Apr 8- 2009 8:38 PM</text:p>
          </table:table-cell>
          <table:table-cell table:number-columns-repeated="4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9">
            <text:p>19</text:p>
          </table:table-cell>
          <table:table-cell office:value-type="string">
            <text:p>Wed- Apr 8- 2009 8:34 PM</text:p>
          </table:table-cell>
          <table:table-cell table:number-columns-repeated="4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9">
            <text:p>19</text:p>
          </table:table-cell>
          <table:table-cell office:value-type="string">
            <text:p>Wed- Apr 8- 2009 8:31 PM</text:p>
          </table:table-cell>
          <table:table-cell table:number-columns-repeated="4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">
            <text:p>19</text:p>
          </table:table-cell>
          <table:table-cell office:value-type="string">
            <text:p>Wed- Apr 8- 2009 8:07 PM</text:p>
          </table:table-cell>
          <table:table-cell table:number-columns-repeated="4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">
            <text:p>19</text:p>
          </table:table-cell>
          <table:table-cell office:value-type="string">
            <text:p>Wed- Apr 8- 2009 7:56 PM</text:p>
          </table:table-cell>
          <table:table-cell table:number-columns-repeated="4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9">
            <text:p>19</text:p>
          </table:table-cell>
          <table:table-cell office:value-type="string">
            <text:p>Wed- Apr 8- 2009 7:55 PM</text:p>
          </table:table-cell>
          <table:table-cell table:number-columns-repeated="4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9">
            <text:p>19</text:p>
          </table:table-cell>
          <table:table-cell office:value-type="string">
            <text:p>Wed- Apr 8- 2009 7:54 PM</text:p>
          </table:table-cell>
          <table:table-cell table:number-columns-repeated="4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9">
            <text:p>19</text:p>
          </table:table-cell>
          <table:table-cell office:value-type="string">
            <text:p>Wed- Apr 8- 2009 7:31 PM</text:p>
          </table:table-cell>
          <table:table-cell table:number-columns-repeated="4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9">
            <text:p>19</text:p>
          </table:table-cell>
          <table:table-cell office:value-type="string">
            <text:p>Wed- Apr 8- 2009 7:27 PM</text:p>
          </table:table-cell>
          <table:table-cell table:number-columns-repeated="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9">
            <text:p>19</text:p>
          </table:table-cell>
          <table:table-cell office:value-type="string">
            <text:p>Wed- Apr 8- 2009 7:22 PM</text:p>
          </table:table-cell>
          <table:table-cell table:number-columns-repeated="4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9">
            <text:p>19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19">
            <text:p>19</text:p>
          </table:table-cell>
          <table:table-cell office:value-type="string">
            <text:p>Wed- Apr 8- 2009 3:31 PM</text:p>
          </table:table-cell>
          <table:table-cell table:number-columns-repeated="4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19">
            <text:p>19</text:p>
          </table:table-cell>
          <table:table-cell office:value-type="string">
            <text:p>Wed- Apr 8- 2009 3:18 PM</text:p>
          </table:table-cell>
          <table:table-cell table:number-columns-repeated="4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9">
            <text:p>19</text:p>
          </table:table-cell>
          <table:table-cell office:value-type="string">
            <text:p>Wed- Apr 8- 2009 1:03 PM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Sun- Apr 19- 2009 9:43 PM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string">
            <text:p>Sun- Apr 19- 2009 9:17 PM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Sun- Apr 19- 2009 5:38 P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Sat- Apr 18- 2009 11:19 PM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Sat- Apr 18- 2009 6:51 PM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string">
            <text:p>Sat- Apr 18- 2009 12:49 PM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string">
            <text:p>Sat- Apr 18- 2009 11:13 AM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string">
            <text:p>Fri- Apr 17- 2009 4:39 PM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string">
            <text:p>Fri- Apr 17- 2009 6:11 AM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string">
            <text:p>Fri- Apr 17- 2009 12:05 AM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0">
            <text:p>20</text:p>
          </table:table-cell>
          <table:table-cell office:value-type="string">
            <text:p>Thu- Apr 16- 2009 10:04 PM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office:value-type="string">
            <text:p>Thu- Apr 16- 2009 6:45 PM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string">
            <text:p>Thu- Apr 16- 2009 7:00 AM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  <table:table-cell office:value-type="string">
            <text:p>Wed- Apr 15- 2009 8:35 PM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Wed- Apr 15- 2009 7:00 PM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0">
            <text:p>20</text:p>
          </table:table-cell>
          <table:table-cell office:value-type="string">
            <text:p>Tue- Apr 14- 2009 3:10 PM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office:value-type="string">
            <text:p>Tue- Apr 14- 2009 9:03 AM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Mon- Apr 13- 2009 3:01 PM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">
            <text:p>20</text:p>
          </table:table-cell>
          <table:table-cell office:value-type="string">
            <text:p>Mon- Apr 13- 2009 12:21 PM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">
            <text:p>20</text:p>
          </table:table-cell>
          <table:table-cell office:value-type="string">
            <text:p>Mon- Apr 13- 2009 9:00 AM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">
            <text:p>20</text:p>
          </table:table-cell>
          <table:table-cell office:value-type="string">
            <text:p>Sun- Apr 12- 2009 11:17 PM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">
            <text:p>20</text:p>
          </table:table-cell>
          <table:table-cell office:value-type="string">
            <text:p>Sun- Apr 12- 2009 2:42 PM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office:value-type="string">
            <text:p>Sat- Apr 11- 2009 10:20 PM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  <table:table-cell office:value-type="string">
            <text:p>Sat- Apr 11- 2009 4:21 PM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0">
            <text:p>20</text:p>
          </table:table-cell>
          <table:table-cell office:value-type="string">
            <text:p>Sat- Apr 11- 2009 1:44 PM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0">
            <text:p>20</text:p>
          </table:table-cell>
          <table:table-cell office:value-type="string">
            <text:p>Sat- Apr 11- 2009 3:12 AM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">
            <text:p>20</text:p>
          </table:table-cell>
          <table:table-cell office:value-type="string">
            <text:p>Sat- Apr 11- 2009 12:08 AM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">
            <text:p>20</text:p>
          </table:table-cell>
          <table:table-cell office:value-type="string">
            <text:p>Fri- Apr 10- 2009 10:51 PM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0">
            <text:p>20</text:p>
          </table:table-cell>
          <table:table-cell office:value-type="string">
            <text:p>Fri- Apr 10- 2009 10:37 PM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string">
            <text:p>Fri- Apr 10- 2009 6:47 PM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">
            <text:p>20</text:p>
          </table:table-cell>
          <table:table-cell office:value-type="string">
            <text:p>Fri- Apr 10- 2009 5:40 PM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">
            <text:p>20</text:p>
          </table:table-cell>
          <table:table-cell office:value-type="string">
            <text:p>Fri- Apr 10- 2009 3:40 AM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0">
            <text:p>20</text:p>
          </table:table-cell>
          <table:table-cell office:value-type="string">
            <text:p>Thu- Apr 9- 2009 10:24 PM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0">
            <text:p>20</text:p>
          </table:table-cell>
          <table:table-cell office:value-type="string">
            <text:p>Thu- Apr 9- 2009 1:19 PM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0">
            <text:p>20</text:p>
          </table:table-cell>
          <table:table-cell office:value-type="string">
            <text:p>Thu- Apr 9- 2009 12:47 PM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0">
            <text:p>20</text:p>
          </table:table-cell>
          <table:table-cell office:value-type="string">
            <text:p>Thu- Apr 9- 2009 10:28 AM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0">
            <text:p>20</text:p>
          </table:table-cell>
          <table:table-cell office:value-type="string">
            <text:p>Thu- Apr 9- 2009 9:57 AM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0">
            <text:p>20</text:p>
          </table:table-cell>
          <table:table-cell office:value-type="string">
            <text:p>Thu- Apr 9- 2009 9:03 AM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20">
            <text:p>20</text:p>
          </table:table-cell>
          <table:table-cell office:value-type="string">
            <text:p>Thu- Apr 9- 2009 8:51 AM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0">
            <text:p>20</text:p>
          </table:table-cell>
          <table:table-cell office:value-type="string">
            <text:p>Thu- Apr 9- 2009 7:48 AM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0">
            <text:p>20</text:p>
          </table:table-cell>
          <table:table-cell office:value-type="string">
            <text:p>Thu- Apr 9- 2009 6:45 AM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0">
            <text:p>20</text:p>
          </table:table-cell>
          <table:table-cell office:value-type="string">
            <text:p>Thu- Apr 9- 2009 5:34 AM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0">
            <text:p>20</text:p>
          </table:table-cell>
          <table:table-cell office:value-type="string">
            <text:p>Thu- Apr 9- 2009 2:28 AM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0">
            <text:p>20</text:p>
          </table:table-cell>
          <table:table-cell office:value-type="string">
            <text:p>Thu- Apr 9- 2009 2:06 AM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0">
            <text:p>20</text:p>
          </table:table-cell>
          <table:table-cell office:value-type="string">
            <text:p>Thu- Apr 9- 2009 1:39 AM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0">
            <text:p>20</text:p>
          </table:table-cell>
          <table:table-cell office:value-type="string">
            <text:p>Wed- Apr 8- 2009 11:30 PM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20">
            <text:p>20</text:p>
          </table:table-cell>
          <table:table-cell office:value-type="string">
            <text:p>Wed- Apr 8- 2009 11:04 PM</text:p>
          </table:table-cell>
          <table:table-cell table:number-columns-repeated="4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20">
            <text:p>20</text:p>
          </table:table-cell>
          <table:table-cell office:value-type="string">
            <text:p>Wed- Apr 8- 2009 11:01 PM</text:p>
          </table:table-cell>
          <table:table-cell table:number-columns-repeated="4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20">
            <text:p>20</text:p>
          </table:table-cell>
          <table:table-cell office:value-type="string">
            <text:p>Wed- Apr 8- 2009 10:59 PM</text:p>
          </table:table-cell>
          <table:table-cell table:number-columns-repeated="4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20">
            <text:p>20</text:p>
          </table:table-cell>
          <table:table-cell office:value-type="string">
            <text:p>Wed- Apr 8- 2009 8:57 PM</text:p>
          </table:table-cell>
          <table:table-cell table:number-columns-repeated="4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20">
            <text:p>20</text:p>
          </table:table-cell>
          <table:table-cell office:value-type="string">
            <text:p>Wed- Apr 8- 2009 8:33 PM</text:p>
          </table:table-cell>
          <table:table-cell table:number-columns-repeated="4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string">
            <text:p>Wed- Apr 8- 2009 8:32 PM</text:p>
          </table:table-cell>
          <table:table-cell table:number-columns-repeated="4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0">
            <text:p>20</text:p>
          </table:table-cell>
          <table:table-cell office:value-type="string">
            <text:p>Wed- Apr 8- 2009 8:22 PM</text:p>
          </table:table-cell>
          <table:table-cell table:number-columns-repeated="4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0">
            <text:p>20</text:p>
          </table:table-cell>
          <table:table-cell office:value-type="string">
            <text:p>Wed- Apr 8- 2009 8:13 PM</text:p>
          </table:table-cell>
          <table:table-cell table:number-columns-repeated="4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0">
            <text:p>20</text:p>
          </table:table-cell>
          <table:table-cell office:value-type="string">
            <text:p>Wed- Apr 8- 2009 8:09 PM</text:p>
          </table:table-cell>
          <table:table-cell table:number-columns-repeated="4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0">
            <text:p>20</text:p>
          </table:table-cell>
          <table:table-cell office:value-type="string">
            <text:p>Wed- Apr 8- 2009 8:08 PM</text:p>
          </table:table-cell>
          <table:table-cell table:number-columns-repeated="4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0">
            <text:p>20</text:p>
          </table:table-cell>
          <table:table-cell office:value-type="string">
            <text:p>Wed- Apr 8- 2009 8:06 PM</text:p>
          </table:table-cell>
          <table:table-cell table:number-columns-repeated="4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0">
            <text:p>20</text:p>
          </table:table-cell>
          <table:table-cell office:value-type="string">
            <text:p>Wed- Apr 8- 2009 7:56 PM</text:p>
          </table:table-cell>
          <table:table-cell table:number-columns-repeated="4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string">
            <text:p>Wed- Apr 8- 2009 7:43 PM</text:p>
          </table:table-cell>
          <table:table-cell table:number-columns-repeated="4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0">
            <text:p>20</text:p>
          </table:table-cell>
          <table:table-cell office:value-type="string">
            <text:p>Wed- Apr 8- 2009 7:41 PM</text:p>
          </table:table-cell>
          <table:table-cell table:number-columns-repeated="4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0">
            <text:p>20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0">
            <text:p>20</text:p>
          </table:table-cell>
          <table:table-cell office:value-type="string">
            <text:p>Wed- Apr 8- 2009 7:35 PM</text:p>
          </table:table-cell>
          <table:table-cell table:number-columns-repeated="4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0">
            <text:p>20</text:p>
          </table:table-cell>
          <table:table-cell office:value-type="string">
            <text:p>Wed- Apr 8- 2009 7:34 PM</text:p>
          </table:table-cell>
          <table:table-cell table:number-columns-repeated="4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0">
            <text:p>20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0">
            <text:p>20</text:p>
          </table:table-cell>
          <table:table-cell office:value-type="string">
            <text:p>Wed- Apr 8- 2009 7:31 PM</text:p>
          </table:table-cell>
          <table:table-cell table:number-columns-repeated="4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20">
            <text:p>20</text:p>
          </table:table-cell>
          <table:table-cell office:value-type="string">
            <text:p>Wed- Apr 8- 2009 7:30 PM</text:p>
          </table:table-cell>
          <table:table-cell table:number-columns-repeated="4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20">
            <text:p>20</text:p>
          </table:table-cell>
          <table:table-cell office:value-type="string">
            <text:p>Wed- Apr 8- 2009 7:29 PM</text:p>
          </table:table-cell>
          <table:table-cell table:number-columns-repeated="4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0">
            <text:p>20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string">
            <text:p>Wed- Apr 8- 2009 7:15 PM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0">
            <text:p>20</text:p>
          </table:table-cell>
          <table:table-cell office:value-type="string">
            <text:p>Wed- Apr 8- 2009 4:08 PM</text:p>
          </table:table-cell>
          <table:table-cell table:number-columns-repeated="4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20">
            <text:p>20</text:p>
          </table:table-cell>
          <table:table-cell office:value-type="string">
            <text:p>Wed- Apr 8- 2009 2:11 PM</text:p>
          </table:table-cell>
          <table:table-cell table:number-columns-repeated="4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20">
            <text:p>20</text:p>
          </table:table-cell>
          <table:table-cell office:value-type="string">
            <text:p>Wed- Apr 8- 2009 2:07 PM</text:p>
          </table:table-cell>
          <table:table-cell table:number-columns-repeated="4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20">
            <text:p>20</text:p>
          </table:table-cell>
          <table:table-cell office:value-type="string">
            <text:p>Wed- Apr 8- 2009 1:09 PM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string">
            <text:p>Sat- Apr 18- 2009 9:46 AM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string">
            <text:p>Sat- Apr 18- 2009 8:08 AM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">
            <text:p>21</text:p>
          </table:table-cell>
          <table:table-cell office:value-type="string">
            <text:p>Wed- Apr 15- 2009 11:40 PM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office:value-type="string">
            <text:p>Wed- Apr 15- 2009 10:23 PM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1">
            <text:p>21</text:p>
          </table:table-cell>
          <table:table-cell office:value-type="string">
            <text:p>Wed- Apr 15- 2009 12:18 PM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">
            <text:p>21</text:p>
          </table:table-cell>
          <table:table-cell office:value-type="string">
            <text:p>Wed- Apr 15- 2009 6:56 AM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">
            <text:p>21</text:p>
          </table:table-cell>
          <table:table-cell office:value-type="string">
            <text:p>Tue- Apr 14- 2009 10:12 PM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  <table:table-cell office:value-type="string">
            <text:p>Tue- Apr 14- 2009 6:55 PM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string">
            <text:p>Tue- Apr 14- 2009 11:25 AM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string">
            <text:p>Sun- Apr 12- 2009 10:55 AM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1">
            <text:p>21</text:p>
          </table:table-cell>
          <table:table-cell office:value-type="string">
            <text:p>Sat- Apr 11- 2009 2:54 PM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1">
            <text:p>21</text:p>
          </table:table-cell>
          <table:table-cell office:value-type="string">
            <text:p>Sat- Apr 11- 2009 5:01 AM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1">
            <text:p>21</text:p>
          </table:table-cell>
          <table:table-cell office:value-type="string">
            <text:p>Fri- Apr 10- 2009 11:32 PM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1">
            <text:p>21</text:p>
          </table:table-cell>
          <table:table-cell office:value-type="string">
            <text:p>Fri- Apr 10- 2009 8:36 PM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1">
            <text:p>21</text:p>
          </table:table-cell>
          <table:table-cell office:value-type="string">
            <text:p>Fri- Apr 10- 2009 5:29 PM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">
            <text:p>21</text:p>
          </table:table-cell>
          <table:table-cell office:value-type="string">
            <text:p>Fri- Apr 10- 2009 10:35 AM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1">
            <text:p>21</text:p>
          </table:table-cell>
          <table:table-cell office:value-type="string">
            <text:p>Fri- Apr 10- 2009 12:14 AM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1">
            <text:p>21</text:p>
          </table:table-cell>
          <table:table-cell office:value-type="string">
            <text:p>Thu- Apr 9- 2009 10:36 PM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1">
            <text:p>21</text:p>
          </table:table-cell>
          <table:table-cell office:value-type="string">
            <text:p>Thu- Apr 9- 2009 10:10 PM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1">
            <text:p>21</text:p>
          </table:table-cell>
          <table:table-cell office:value-type="string">
            <text:p>Thu- Apr 9- 2009 6:52 PM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1">
            <text:p>21</text:p>
          </table:table-cell>
          <table:table-cell office:value-type="string">
            <text:p>Thu- Apr 9- 2009 6:26 PM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1">
            <text:p>21</text:p>
          </table:table-cell>
          <table:table-cell office:value-type="string">
            <text:p>Thu- Apr 9- 2009 6:10 PM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1">
            <text:p>21</text:p>
          </table:table-cell>
          <table:table-cell office:value-type="string">
            <text:p>Thu- Apr 9- 2009 5:45 PM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1">
            <text:p>21</text:p>
          </table:table-cell>
          <table:table-cell office:value-type="string">
            <text:p>Thu- Apr 9- 2009 5:44 PM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1">
            <text:p>21</text:p>
          </table:table-cell>
          <table:table-cell office:value-type="string">
            <text:p>Thu- Apr 9- 2009 2:16 PM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1">
            <text:p>21</text:p>
          </table:table-cell>
          <table:table-cell office:value-type="string">
            <text:p>Thu- Apr 9- 2009 11:45 AM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1">
            <text:p>21</text:p>
          </table:table-cell>
          <table:table-cell office:value-type="string">
            <text:p>Thu- Apr 9- 2009 11:42 AM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1">
            <text:p>21</text:p>
          </table:table-cell>
          <table:table-cell office:value-type="string">
            <text:p>Thu- Apr 9- 2009 11:41 AM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1">
            <text:p>21</text:p>
          </table:table-cell>
          <table:table-cell office:value-type="string">
            <text:p>Thu- Apr 9- 2009 11:05 AM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1">
            <text:p>21</text:p>
          </table:table-cell>
          <table:table-cell office:value-type="string">
            <text:p>Thu- Apr 9- 2009 9:47 AM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1">
            <text:p>21</text:p>
          </table:table-cell>
          <table:table-cell office:value-type="string">
            <text:p>Thu- Apr 9- 2009 8:51 AM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1">
            <text:p>21</text:p>
          </table:table-cell>
          <table:table-cell office:value-type="string">
            <text:p>Thu- Apr 9- 2009 7:47 AM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1">
            <text:p>21</text:p>
          </table:table-cell>
          <table:table-cell office:value-type="string">
            <text:p>Thu- Apr 9- 2009 6:39 AM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1">
            <text:p>21</text:p>
          </table:table-cell>
          <table:table-cell office:value-type="string">
            <text:p>Thu- Apr 9- 2009 6:36 AM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1">
            <text:p>21</text:p>
          </table:table-cell>
          <table:table-cell office:value-type="string">
            <text:p>Thu- Apr 9- 2009 6:34 AM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1">
            <text:p>21</text:p>
          </table:table-cell>
          <table:table-cell office:value-type="string">
            <text:p>Thu- Apr 9- 2009 1:55 AM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1">
            <text:p>21</text:p>
          </table:table-cell>
          <table:table-cell office:value-type="string">
            <text:p>Wed- Apr 8- 2009 11:35 PM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1">
            <text:p>21</text:p>
          </table:table-cell>
          <table:table-cell office:value-type="string">
            <text:p>Wed- Apr 8- 2009 11:01 PM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1">
            <text:p>21</text:p>
          </table:table-cell>
          <table:table-cell office:value-type="string">
            <text:p>Wed- Apr 8- 2009 11:01 PM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1">
            <text:p>21</text:p>
          </table:table-cell>
          <table:table-cell office:value-type="string">
            <text:p>Wed- Apr 8- 2009 10:49 PM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1">
            <text:p>21</text:p>
          </table:table-cell>
          <table:table-cell office:value-type="string">
            <text:p>Wed- Apr 8- 2009 10:28 PM</text:p>
          </table:table-cell>
          <table:table-cell table:number-columns-repeated="4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1">
            <text:p>21</text:p>
          </table:table-cell>
          <table:table-cell office:value-type="string">
            <text:p>Wed- Apr 8- 2009 9:39 PM</text:p>
          </table:table-cell>
          <table:table-cell table:number-columns-repeated="4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21">
            <text:p>21</text:p>
          </table:table-cell>
          <table:table-cell office:value-type="string">
            <text:p>Wed- Apr 8- 2009 9:10 PM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1">
            <text:p>21</text:p>
          </table:table-cell>
          <table:table-cell office:value-type="string">
            <text:p>Wed- Apr 8- 2009 8:59 PM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1">
            <text:p>21</text:p>
          </table:table-cell>
          <table:table-cell office:value-type="string">
            <text:p>Wed- Apr 8- 2009 8:45 PM</text:p>
          </table:table-cell>
          <table:table-cell table:number-columns-repeated="4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1">
            <text:p>21</text:p>
          </table:table-cell>
          <table:table-cell office:value-type="string">
            <text:p>Wed- Apr 8- 2009 8:42 PM</text:p>
          </table:table-cell>
          <table:table-cell table:number-columns-repeated="4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1">
            <text:p>21</text:p>
          </table:table-cell>
          <table:table-cell office:value-type="string">
            <text:p>Wed- Apr 8- 2009 8:35 PM</text:p>
          </table:table-cell>
          <table:table-cell table:number-columns-repeated="4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1">
            <text:p>21</text:p>
          </table:table-cell>
          <table:table-cell office:value-type="string">
            <text:p>Wed- Apr 8- 2009 8:11 PM</text:p>
          </table:table-cell>
          <table:table-cell table:number-columns-repeated="4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1">
            <text:p>21</text:p>
          </table:table-cell>
          <table:table-cell office:value-type="string">
            <text:p>Wed- Apr 8- 2009 7:45 PM</text:p>
          </table:table-cell>
          <table:table-cell table:number-columns-repeated="4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21">
            <text:p>21</text:p>
          </table:table-cell>
          <table:table-cell office:value-type="string">
            <text:p>Wed- Apr 8- 2009 7:37 PM</text:p>
          </table:table-cell>
          <table:table-cell table:number-columns-repeated="4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1">
            <text:p>21</text:p>
          </table:table-cell>
          <table:table-cell office:value-type="string">
            <text:p>Wed- Apr 8- 2009 7:34 PM</text:p>
          </table:table-cell>
          <table:table-cell table:number-columns-repeated="4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1">
            <text:p>21</text:p>
          </table:table-cell>
          <table:table-cell office:value-type="string">
            <text:p>Wed- Apr 8- 2009 7:27 PM</text:p>
          </table:table-cell>
          <table:table-cell table:number-columns-repeated="4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1">
            <text:p>21</text:p>
          </table:table-cell>
          <table:table-cell office:value-type="string">
            <text:p>Wed- Apr 8- 2009 7:26 PM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1">
            <text:p>21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1">
            <text:p>21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1">
            <text:p>21</text:p>
          </table:table-cell>
          <table:table-cell office:value-type="string">
            <text:p>Wed- Apr 8- 2009 7:18 PM</text:p>
          </table:table-cell>
          <table:table-cell table:number-columns-repeated="4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Wed- Apr 8- 2009 7:11 PM</text:p>
          </table:table-cell>
          <table:table-cell table:number-columns-repeated="4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Wed- Apr 8- 2009 3:51 PM</text:p>
          </table:table-cell>
          <table:table-cell table:number-columns-repeated="4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21">
            <text:p>21</text:p>
          </table:table-cell>
          <table:table-cell office:value-type="string">
            <text:p>Wed- Apr 8- 2009 2:00 PM</text:p>
          </table:table-cell>
          <table:table-cell table:number-columns-repeated="4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21">
            <text:p>21</text:p>
          </table:table-cell>
          <table:table-cell office:value-type="string">
            <text:p>Wed- Apr 8- 2009 1:21 PM</text:p>
          </table:table-cell>
          <table:table-cell table:number-columns-repeated="4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21">
            <text:p>21</text:p>
          </table:table-cell>
          <table:table-cell office:value-type="string">
            <text:p>Wed- Apr 8- 2009 1:13 PM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string">
            <text:p>Sun- Apr 19- 2009 7:48 PM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string">
            <text:p>Sat- Apr 18- 2009 11:53 AM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string">
            <text:p>Thu- Apr 16- 2009 11:43 PM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">
            <text:p>22</text:p>
          </table:table-cell>
          <table:table-cell office:value-type="string">
            <text:p>Wed- Apr 15- 2009 11:54 PM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2">
            <text:p>22</text:p>
          </table:table-cell>
          <table:table-cell office:value-type="string">
            <text:p>Wed- Apr 15- 2009 12:16 PM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string">
            <text:p>Tue- Apr 14- 2009 8:14 PM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2">
            <text:p>22</text:p>
          </table:table-cell>
          <table:table-cell office:value-type="string">
            <text:p>Mon- Apr 13- 2009 9:04 PM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">
            <text:p>22</text:p>
          </table:table-cell>
          <table:table-cell office:value-type="string">
            <text:p>Mon- Apr 13- 2009 1:51 AM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2">
            <text:p>22</text:p>
          </table:table-cell>
          <table:table-cell office:value-type="string">
            <text:p>Sat- Apr 11- 2009 11:09 PM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2">
            <text:p>22</text:p>
          </table:table-cell>
          <table:table-cell office:value-type="string">
            <text:p>Sat- Apr 11- 2009 2:00 PM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2">
            <text:p>22</text:p>
          </table:table-cell>
          <table:table-cell office:value-type="string">
            <text:p>Fri- Apr 10- 2009 10:15 PM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2">
            <text:p>22</text:p>
          </table:table-cell>
          <table:table-cell office:value-type="string">
            <text:p>Fri- Apr 10- 2009 5:16 PM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2">
            <text:p>22</text:p>
          </table:table-cell>
          <table:table-cell office:value-type="string">
            <text:p>Fri- Apr 10- 2009 1:09 PM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2">
            <text:p>22</text:p>
          </table:table-cell>
          <table:table-cell office:value-type="string">
            <text:p>Fri- Apr 10- 2009 2:37 AM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2">
            <text:p>22</text:p>
          </table:table-cell>
          <table:table-cell office:value-type="string">
            <text:p>Thu- Apr 9- 2009 8:42 PM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2">
            <text:p>22</text:p>
          </table:table-cell>
          <table:table-cell office:value-type="string">
            <text:p>Thu- Apr 9- 2009 8:38 PM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2">
            <text:p>22</text:p>
          </table:table-cell>
          <table:table-cell office:value-type="string">
            <text:p>Thu- Apr 9- 2009 6:54 PM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2">
            <text:p>22</text:p>
          </table:table-cell>
          <table:table-cell office:value-type="string">
            <text:p>Thu- Apr 9- 2009 4:39 PM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2">
            <text:p>22</text:p>
          </table:table-cell>
          <table:table-cell office:value-type="string">
            <text:p>Thu- Apr 9- 2009 1:18 PM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2">
            <text:p>22</text:p>
          </table:table-cell>
          <table:table-cell office:value-type="string">
            <text:p>Thu- Apr 9- 2009 12:01 PM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2">
            <text:p>22</text:p>
          </table:table-cell>
          <table:table-cell office:value-type="string">
            <text:p>Thu- Apr 9- 2009 12:01 PM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string">
            <text:p>Thu- Apr 9- 2009 8:54 AM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2">
            <text:p>22</text:p>
          </table:table-cell>
          <table:table-cell office:value-type="string">
            <text:p>Thu- Apr 9- 2009 1:38 AM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2">
            <text:p>22</text:p>
          </table:table-cell>
          <table:table-cell office:value-type="string">
            <text:p>Thu- Apr 9- 2009 12:36 AM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2">
            <text:p>22</text:p>
          </table:table-cell>
          <table:table-cell office:value-type="string">
            <text:p>Wed- Apr 8- 2009 11:45 PM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22">
            <text:p>22</text:p>
          </table:table-cell>
          <table:table-cell office:value-type="string">
            <text:p>Wed- Apr 8- 2009 11:18 PM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2">
            <text:p>22</text:p>
          </table:table-cell>
          <table:table-cell office:value-type="string">
            <text:p>Wed- Apr 8- 2009 10:44 PM</text:p>
          </table:table-cell>
          <table:table-cell table:number-columns-repeated="4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2">
            <text:p>22</text:p>
          </table:table-cell>
          <table:table-cell office:value-type="string">
            <text:p>Wed- Apr 8- 2009 10:19 PM</text:p>
          </table:table-cell>
          <table:table-cell table:number-columns-repeated="4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2">
            <text:p>22</text:p>
          </table:table-cell>
          <table:table-cell office:value-type="string">
            <text:p>Wed- Apr 8- 2009 10:17 PM</text:p>
          </table:table-cell>
          <table:table-cell table:number-columns-repeated="4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2">
            <text:p>22</text:p>
          </table:table-cell>
          <table:table-cell office:value-type="string">
            <text:p>Wed- Apr 8- 2009 10:13 PM</text:p>
          </table:table-cell>
          <table:table-cell table:number-columns-repeated="4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2">
            <text:p>22</text:p>
          </table:table-cell>
          <table:table-cell office:value-type="string">
            <text:p>Wed- Apr 8- 2009 9:38 PM</text:p>
          </table:table-cell>
          <table:table-cell table:number-columns-repeated="4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22">
            <text:p>22</text:p>
          </table:table-cell>
          <table:table-cell office:value-type="string">
            <text:p>Wed- Apr 8- 2009 9:23 PM</text:p>
          </table:table-cell>
          <table:table-cell table:number-columns-repeated="4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2">
            <text:p>22</text:p>
          </table:table-cell>
          <table:table-cell office:value-type="string">
            <text:p>Wed- Apr 8- 2009 9:08 PM</text:p>
          </table:table-cell>
          <table:table-cell table:number-columns-repeated="4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22">
            <text:p>22</text:p>
          </table:table-cell>
          <table:table-cell office:value-type="string">
            <text:p>Wed- Apr 8- 2009 8:56 PM</text:p>
          </table:table-cell>
          <table:table-cell table:number-columns-repeated="4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22">
            <text:p>22</text:p>
          </table:table-cell>
          <table:table-cell office:value-type="string">
            <text:p>Wed- Apr 8- 2009 8:36 PM</text:p>
          </table:table-cell>
          <table:table-cell table:number-columns-repeated="4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22">
            <text:p>22</text:p>
          </table:table-cell>
          <table:table-cell office:value-type="string">
            <text:p>Wed- Apr 8- 2009 8:29 PM</text:p>
          </table:table-cell>
          <table:table-cell table:number-columns-repeated="4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2">
            <text:p>22</text:p>
          </table:table-cell>
          <table:table-cell office:value-type="string">
            <text:p>Wed- Apr 8- 2009 8:19 PM</text:p>
          </table:table-cell>
          <table:table-cell table:number-columns-repeated="4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22">
            <text:p>22</text:p>
          </table:table-cell>
          <table:table-cell office:value-type="string">
            <text:p>Wed- Apr 8- 2009 8:19 PM</text:p>
          </table:table-cell>
          <table:table-cell table:number-columns-repeated="4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22">
            <text:p>22</text:p>
          </table:table-cell>
          <table:table-cell office:value-type="string">
            <text:p>Wed- Apr 8- 2009 8:15 PM</text:p>
          </table:table-cell>
          <table:table-cell table:number-columns-repeated="4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2">
            <text:p>22</text:p>
          </table:table-cell>
          <table:table-cell office:value-type="string">
            <text:p>Wed- Apr 8- 2009 8:09 PM</text:p>
          </table:table-cell>
          <table:table-cell table:number-columns-repeated="4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2">
            <text:p>22</text:p>
          </table:table-cell>
          <table:table-cell office:value-type="string">
            <text:p>Wed- Apr 8- 2009 7:58 PM</text:p>
          </table:table-cell>
          <table:table-cell table:number-columns-repeated="4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22">
            <text:p>22</text:p>
          </table:table-cell>
          <table:table-cell office:value-type="string">
            <text:p>Wed- Apr 8- 2009 7:54 PM</text:p>
          </table:table-cell>
          <table:table-cell table:number-columns-repeated="4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22">
            <text:p>22</text:p>
          </table:table-cell>
          <table:table-cell office:value-type="string">
            <text:p>Wed- Apr 8- 2009 7:42 PM</text:p>
          </table:table-cell>
          <table:table-cell table:number-columns-repeated="4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22">
            <text:p>22</text:p>
          </table:table-cell>
          <table:table-cell office:value-type="string">
            <text:p>Wed- Apr 8- 2009 7:41 PM</text:p>
          </table:table-cell>
          <table:table-cell table:number-columns-repeated="4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2">
            <text:p>22</text:p>
          </table:table-cell>
          <table:table-cell office:value-type="string">
            <text:p>Wed- Apr 8- 2009 7:37 PM</text:p>
          </table:table-cell>
          <table:table-cell table:number-columns-repeated="4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22">
            <text:p>22</text:p>
          </table:table-cell>
          <table:table-cell office:value-type="string">
            <text:p>Wed- Apr 8- 2009 7:34 PM</text:p>
          </table:table-cell>
          <table:table-cell table:number-columns-repeated="4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22">
            <text:p>22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2">
            <text:p>22</text:p>
          </table:table-cell>
          <table:table-cell office:value-type="string">
            <text:p>Wed- Apr 8- 2009 7:29 PM</text:p>
          </table:table-cell>
          <table:table-cell table:number-columns-repeated="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2">
            <text:p>22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2">
            <text:p>22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22">
            <text:p>22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2">
            <text:p>22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2">
            <text:p>22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2">
            <text:p>22</text:p>
          </table:table-cell>
          <table:table-cell office:value-type="string">
            <text:p>Wed- Apr 8- 2009 7:16 PM</text:p>
          </table:table-cell>
          <table:table-cell table:number-columns-repeated="4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2">
            <text:p>22</text:p>
          </table:table-cell>
          <table:table-cell office:value-type="string">
            <text:p>Wed- Apr 8- 2009 2:56 PM</text:p>
          </table:table-cell>
          <table:table-cell table:number-columns-repeated="4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2">
            <text:p>22</text:p>
          </table:table-cell>
          <table:table-cell office:value-type="string">
            <text:p>Wed- Apr 8- 2009 1:31 PM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un- Apr 19- 2009 7:00 PM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Sun- Apr 19- 2009 2:01 AM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Sun- Apr 19- 2009 1:58 AM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Sat- Apr 18- 2009 11:20 PM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string">
            <text:p>Fri- Apr 17- 2009 11:08 PM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string">
            <text:p>Fri- Apr 17- 2009 10:18 AM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string">
            <text:p>Fri- Apr 17- 2009 4:30 AM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">
            <text:p>23</text:p>
          </table:table-cell>
          <table:table-cell office:value-type="string">
            <text:p>Fri- Apr 17- 2009 2:36 AM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3">
            <text:p>23</text:p>
          </table:table-cell>
          <table:table-cell office:value-type="string">
            <text:p>Thu- Apr 16- 2009 10:38 PM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office:value-type="string">
            <text:p>Thu- Apr 16- 2009 10:54 AM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">
            <text:p>23</text:p>
          </table:table-cell>
          <table:table-cell office:value-type="string">
            <text:p>Mon- Apr 13- 2009 11:29 PM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">
            <text:p>23</text:p>
          </table:table-cell>
          <table:table-cell office:value-type="string">
            <text:p>Sun- Apr 12- 2009 7:07 PM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">
            <text:p>23</text:p>
          </table:table-cell>
          <table:table-cell office:value-type="string">
            <text:p>Sun- Apr 12- 2009 2:03 PM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">
            <text:p>23</text:p>
          </table:table-cell>
          <table:table-cell office:value-type="string">
            <text:p>Sun- Apr 12- 2009 3:08 AM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">
            <text:p>23</text:p>
          </table:table-cell>
          <table:table-cell office:value-type="string">
            <text:p>Sat- Apr 11- 2009 9:40 PM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3">
            <text:p>23</text:p>
          </table:table-cell>
          <table:table-cell office:value-type="string">
            <text:p>Sat- Apr 11- 2009 7:43 PM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3">
            <text:p>23</text:p>
          </table:table-cell>
          <table:table-cell office:value-type="string">
            <text:p>Sat- Apr 11- 2009 5:45 PM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office:value-type="string">
            <text:p>Sat- Apr 11- 2009 4:54 PM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">
            <text:p>23</text:p>
          </table:table-cell>
          <table:table-cell office:value-type="string">
            <text:p>Sat- Apr 11- 2009 1:56 PM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3">
            <text:p>23</text:p>
          </table:table-cell>
          <table:table-cell office:value-type="string">
            <text:p>Sat- Apr 11- 2009 4:46 AM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3">
            <text:p>23</text:p>
          </table:table-cell>
          <table:table-cell office:value-type="string">
            <text:p>Sat- Apr 11- 2009 1:33 AM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3">
            <text:p>23</text:p>
          </table:table-cell>
          <table:table-cell office:value-type="string">
            <text:p>Fri- Apr 10- 2009 2:46 PM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3">
            <text:p>23</text:p>
          </table:table-cell>
          <table:table-cell office:value-type="string">
            <text:p>Fri- Apr 10- 2009 1:31 PM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3">
            <text:p>23</text:p>
          </table:table-cell>
          <table:table-cell office:value-type="string">
            <text:p>Fri- Apr 10- 2009 11:44 AM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3">
            <text:p>23</text:p>
          </table:table-cell>
          <table:table-cell office:value-type="string">
            <text:p>Fri- Apr 10- 2009 8:48 AM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">
            <text:p>23</text:p>
          </table:table-cell>
          <table:table-cell office:value-type="string">
            <text:p>Fri- Apr 10- 2009 7:35 AM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3">
            <text:p>23</text:p>
          </table:table-cell>
          <table:table-cell office:value-type="string">
            <text:p>Fri- Apr 10- 2009 6:03 AM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3">
            <text:p>23</text:p>
          </table:table-cell>
          <table:table-cell office:value-type="string">
            <text:p>Thu- Apr 9- 2009 11:12 PM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3">
            <text:p>23</text:p>
          </table:table-cell>
          <table:table-cell office:value-type="string">
            <text:p>Thu- Apr 9- 2009 7:54 PM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3">
            <text:p>23</text:p>
          </table:table-cell>
          <table:table-cell office:value-type="string">
            <text:p>Thu- Apr 9- 2009 7:16 PM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3">
            <text:p>23</text:p>
          </table:table-cell>
          <table:table-cell office:value-type="string">
            <text:p>Thu- Apr 9- 2009 5:52 PM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3">
            <text:p>23</text:p>
          </table:table-cell>
          <table:table-cell office:value-type="string">
            <text:p>Thu- Apr 9- 2009 1:34 PM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3">
            <text:p>23</text:p>
          </table:table-cell>
          <table:table-cell office:value-type="string">
            <text:p>Thu- Apr 9- 2009 11:14 AM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3">
            <text:p>23</text:p>
          </table:table-cell>
          <table:table-cell office:value-type="string">
            <text:p>Thu- Apr 9- 2009 10:55 AM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3">
            <text:p>23</text:p>
          </table:table-cell>
          <table:table-cell office:value-type="string">
            <text:p>Thu- Apr 9- 2009 10:04 AM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3">
            <text:p>23</text:p>
          </table:table-cell>
          <table:table-cell office:value-type="string">
            <text:p>Thu- Apr 9- 2009 8:44 AM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3">
            <text:p>23</text:p>
          </table:table-cell>
          <table:table-cell office:value-type="string">
            <text:p>Thu- Apr 9- 2009 8:16 AM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3">
            <text:p>23</text:p>
          </table:table-cell>
          <table:table-cell office:value-type="string">
            <text:p>Thu- Apr 9- 2009 7:29 AM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3">
            <text:p>23</text:p>
          </table:table-cell>
          <table:table-cell office:value-type="string">
            <text:p>Thu- Apr 9- 2009 7:25 AM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3">
            <text:p>23</text:p>
          </table:table-cell>
          <table:table-cell office:value-type="string">
            <text:p>Thu- Apr 9- 2009 7:13 AM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3">
            <text:p>23</text:p>
          </table:table-cell>
          <table:table-cell office:value-type="string">
            <text:p>Thu- Apr 9- 2009 5:52 AM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3">
            <text:p>23</text:p>
          </table:table-cell>
          <table:table-cell office:value-type="string">
            <text:p>Thu- Apr 9- 2009 2:19 AM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3">
            <text:p>23</text:p>
          </table:table-cell>
          <table:table-cell office:value-type="string">
            <text:p>Thu- Apr 9- 2009 1:44 AM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3">
            <text:p>23</text:p>
          </table:table-cell>
          <table:table-cell office:value-type="string">
            <text:p>Thu- Apr 9- 2009 12:28 AM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3">
            <text:p>23</text:p>
          </table:table-cell>
          <table:table-cell office:value-type="string">
            <text:p>Thu- Apr 9- 2009 12:24 AM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3">
            <text:p>23</text:p>
          </table:table-cell>
          <table:table-cell office:value-type="string">
            <text:p>Wed- Apr 8- 2009 11:55 PM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3">
            <text:p>23</text:p>
          </table:table-cell>
          <table:table-cell office:value-type="string">
            <text:p>Wed- Apr 8- 2009 11:31 PM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23">
            <text:p>23</text:p>
          </table:table-cell>
          <table:table-cell office:value-type="string">
            <text:p>Wed- Apr 8- 2009 11:28 PM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3">
            <text:p>23</text:p>
          </table:table-cell>
          <table:table-cell office:value-type="string">
            <text:p>Wed- Apr 8- 2009 11:14 PM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23">
            <text:p>23</text:p>
          </table:table-cell>
          <table:table-cell office:value-type="string">
            <text:p>Wed- Apr 8- 2009 10:47 PM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23">
            <text:p>23</text:p>
          </table:table-cell>
          <table:table-cell office:value-type="string">
            <text:p>Wed- Apr 8- 2009 10:33 PM</text:p>
          </table:table-cell>
          <table:table-cell table:number-columns-repeated="4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23">
            <text:p>23</text:p>
          </table:table-cell>
          <table:table-cell office:value-type="string">
            <text:p>Wed- Apr 8- 2009 10:23 PM</text:p>
          </table:table-cell>
          <table:table-cell table:number-columns-repeated="4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3">
            <text:p>23</text:p>
          </table:table-cell>
          <table:table-cell office:value-type="string">
            <text:p>Wed- Apr 8- 2009 9:49 PM</text:p>
          </table:table-cell>
          <table:table-cell table:number-columns-repeated="4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3">
            <text:p>23</text:p>
          </table:table-cell>
          <table:table-cell office:value-type="string">
            <text:p>Wed- Apr 8- 2009 9:02 PM</text:p>
          </table:table-cell>
          <table:table-cell table:number-columns-repeated="4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3">
            <text:p>23</text:p>
          </table:table-cell>
          <table:table-cell office:value-type="string">
            <text:p>Wed- Apr 8- 2009 7:58 PM</text:p>
          </table:table-cell>
          <table:table-cell table:number-columns-repeated="4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3">
            <text:p>23</text:p>
          </table:table-cell>
          <table:table-cell office:value-type="string">
            <text:p>Wed- Apr 8- 2009 7:55 PM</text:p>
          </table:table-cell>
          <table:table-cell table:number-columns-repeated="4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3">
            <text:p>23</text:p>
          </table:table-cell>
          <table:table-cell office:value-type="string">
            <text:p>Wed- Apr 8- 2009 7:55 PM</text:p>
          </table:table-cell>
          <table:table-cell table:number-columns-repeated="4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23">
            <text:p>23</text:p>
          </table:table-cell>
          <table:table-cell office:value-type="string">
            <text:p>Wed- Apr 8- 2009 7:53 PM</text:p>
          </table:table-cell>
          <table:table-cell table:number-columns-repeated="4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3">
            <text:p>23</text:p>
          </table:table-cell>
          <table:table-cell office:value-type="string">
            <text:p>Wed- Apr 8- 2009 7:39 PM</text:p>
          </table:table-cell>
          <table:table-cell table:number-columns-repeated="4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3">
            <text:p>23</text:p>
          </table:table-cell>
          <table:table-cell office:value-type="string">
            <text:p>Wed- Apr 8- 2009 7:38 PM</text:p>
          </table:table-cell>
          <table:table-cell table:number-columns-repeated="4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3">
            <text:p>23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3">
            <text:p>23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3">
            <text:p>23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23">
            <text:p>23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3">
            <text:p>23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3">
            <text:p>23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23">
            <text:p>23</text:p>
          </table:table-cell>
          <table:table-cell office:value-type="string">
            <text:p>Wed- Apr 8- 2009 7:11 PM</text:p>
          </table:table-cell>
          <table:table-cell table:number-columns-repeated="4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23">
            <text:p>23</text:p>
          </table:table-cell>
          <table:table-cell office:value-type="string">
            <text:p>Wed- Apr 8- 2009 2:40 PM</text:p>
          </table:table-cell>
          <table:table-cell table:number-columns-repeated="4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23">
            <text:p>23</text:p>
          </table:table-cell>
          <table:table-cell office:value-type="string">
            <text:p>Wed- Apr 8- 2009 2:07 PM</text:p>
          </table:table-cell>
          <table:table-cell table:number-columns-repeated="4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23">
            <text:p>23</text:p>
          </table:table-cell>
          <table:table-cell office:value-type="string">
            <text:p>Wed- Apr 8- 2009 1:49 PM</text:p>
          </table:table-cell>
          <table:table-cell table:number-columns-repeated="4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23">
            <text:p>23</text:p>
          </table:table-cell>
          <table:table-cell office:value-type="string">
            <text:p>Wed- Apr 8- 2009 1:32 PM</text:p>
          </table:table-cell>
          <table:table-cell table:number-columns-repeated="4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3">
            <text:p>23</text:p>
          </table:table-cell>
          <table:table-cell office:value-type="string">
            <text:p>Wed- Apr 8- 2009 1:07 PM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string">
            <text:p>Sun- Apr 19- 2009 7:14 PM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Sun- Apr 19- 2009 7:11 PM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un- Apr 19- 2009 1:53 PM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Sat- Apr 18- 2009 5:17 PM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string">
            <text:p>Sat- Apr 18- 2009 11:10 AM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string">
            <text:p>Fri- Apr 17- 2009 9:20 PM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string">
            <text:p>Fri- Apr 17- 2009 7:57 PM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string">
            <text:p>Thu- Apr 16- 2009 8:52 PM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4">
            <text:p>24</text:p>
          </table:table-cell>
          <table:table-cell office:value-type="string">
            <text:p>Wed- Apr 15- 2009 11:02 PM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4">
            <text:p>24</text:p>
          </table:table-cell>
          <table:table-cell office:value-type="string">
            <text:p>Tue- Apr 14- 2009 8:15 PM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4">
            <text:p>24</text:p>
          </table:table-cell>
          <table:table-cell office:value-type="string">
            <text:p>Tue- Apr 14- 2009 11:14 AM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4">
            <text:p>24</text:p>
          </table:table-cell>
          <table:table-cell office:value-type="string">
            <text:p>Tue- Apr 14- 2009 8:16 AM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">
            <text:p>24</text:p>
          </table:table-cell>
          <table:table-cell office:value-type="string">
            <text:p>Mon- Apr 13- 2009 10:19 AM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">
            <text:p>24</text:p>
          </table:table-cell>
          <table:table-cell office:value-type="string">
            <text:p>Mon- Apr 13- 2009 9:23 AM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string">
            <text:p>Mon- Apr 13- 2009 12:10 AM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">
            <text:p>24</text:p>
          </table:table-cell>
          <table:table-cell office:value-type="string">
            <text:p>Mon- Apr 13- 2009 12:03 AM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4">
            <text:p>24</text:p>
          </table:table-cell>
          <table:table-cell office:value-type="string">
            <text:p>Sun- Apr 12- 2009 6:52 AM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4">
            <text:p>24</text:p>
          </table:table-cell>
          <table:table-cell office:value-type="string">
            <text:p>Sat- Apr 11- 2009 8:33 PM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4">
            <text:p>24</text:p>
          </table:table-cell>
          <table:table-cell office:value-type="string">
            <text:p>Sat- Apr 11- 2009 8:25 PM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4">
            <text:p>24</text:p>
          </table:table-cell>
          <table:table-cell office:value-type="string">
            <text:p>Sat- Apr 11- 2009 8:17 AM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4">
            <text:p>24</text:p>
          </table:table-cell>
          <table:table-cell office:value-type="string">
            <text:p>Fri- Apr 10- 2009 9:10 PM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4">
            <text:p>24</text:p>
          </table:table-cell>
          <table:table-cell office:value-type="string">
            <text:p>Fri- Apr 10- 2009 7:59 AM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4">
            <text:p>24</text:p>
          </table:table-cell>
          <table:table-cell office:value-type="string">
            <text:p>Thu- Apr 9- 2009 10:15 PM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4">
            <text:p>24</text:p>
          </table:table-cell>
          <table:table-cell office:value-type="string">
            <text:p>Thu- Apr 9- 2009 5:54 PM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4">
            <text:p>24</text:p>
          </table:table-cell>
          <table:table-cell office:value-type="string">
            <text:p>Thu- Apr 9- 2009 5:44 PM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4">
            <text:p>24</text:p>
          </table:table-cell>
          <table:table-cell office:value-type="string">
            <text:p>Thu- Apr 9- 2009 12:05 PM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24">
            <text:p>24</text:p>
          </table:table-cell>
          <table:table-cell office:value-type="string">
            <text:p>Thu- Apr 9- 2009 9:02 AM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4">
            <text:p>24</text:p>
          </table:table-cell>
          <table:table-cell office:value-type="string">
            <text:p>Thu- Apr 9- 2009 8:40 AM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4">
            <text:p>24</text:p>
          </table:table-cell>
          <table:table-cell office:value-type="string">
            <text:p>Thu- Apr 9- 2009 6:45 AM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4">
            <text:p>24</text:p>
          </table:table-cell>
          <table:table-cell office:value-type="string">
            <text:p>Thu- Apr 9- 2009 5:24 AM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">
            <text:p>24</text:p>
          </table:table-cell>
          <table:table-cell office:value-type="string">
            <text:p>Thu- Apr 9- 2009 4:40 AM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4">
            <text:p>24</text:p>
          </table:table-cell>
          <table:table-cell office:value-type="string">
            <text:p>Thu- Apr 9- 2009 3:04 AM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4">
            <text:p>24</text:p>
          </table:table-cell>
          <table:table-cell office:value-type="string">
            <text:p>Thu- Apr 9- 2009 2:10 AM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4">
            <text:p>24</text:p>
          </table:table-cell>
          <table:table-cell office:value-type="string">
            <text:p>Thu- Apr 9- 2009 1:24 AM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4">
            <text:p>24</text:p>
          </table:table-cell>
          <table:table-cell office:value-type="string">
            <text:p>Thu- Apr 9- 2009 12:53 AM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4">
            <text:p>24</text:p>
          </table:table-cell>
          <table:table-cell office:value-type="string">
            <text:p>Wed- Apr 8- 2009 10:05 PM</text:p>
          </table:table-cell>
          <table:table-cell table:number-columns-repeated="4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4">
            <text:p>24</text:p>
          </table:table-cell>
          <table:table-cell office:value-type="string">
            <text:p>Wed- Apr 8- 2009 9:42 PM</text:p>
          </table:table-cell>
          <table:table-cell table:number-columns-repeated="4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4">
            <text:p>24</text:p>
          </table:table-cell>
          <table:table-cell office:value-type="string">
            <text:p>Wed- Apr 8- 2009 8:52 PM</text:p>
          </table:table-cell>
          <table:table-cell table:number-columns-repeated="4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4">
            <text:p>24</text:p>
          </table:table-cell>
          <table:table-cell office:value-type="string">
            <text:p>Wed- Apr 8- 2009 8:44 PM</text:p>
          </table:table-cell>
          <table:table-cell table:number-columns-repeated="4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24">
            <text:p>24</text:p>
          </table:table-cell>
          <table:table-cell office:value-type="string">
            <text:p>Wed- Apr 8- 2009 8:37 PM</text:p>
          </table:table-cell>
          <table:table-cell table:number-columns-repeated="4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24">
            <text:p>24</text:p>
          </table:table-cell>
          <table:table-cell office:value-type="string">
            <text:p>Wed- Apr 8- 2009 8:00 PM</text:p>
          </table:table-cell>
          <table:table-cell table:number-columns-repeated="4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24">
            <text:p>24</text:p>
          </table:table-cell>
          <table:table-cell office:value-type="string">
            <text:p>Wed- Apr 8- 2009 7:58 PM</text:p>
          </table:table-cell>
          <table:table-cell table:number-columns-repeated="4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4">
            <text:p>24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4">
            <text:p>24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4">
            <text:p>24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4">
            <text:p>24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24">
            <text:p>24</text:p>
          </table:table-cell>
          <table:table-cell office:value-type="string">
            <text:p>Wed- Apr 8- 2009 7:18 PM</text:p>
          </table:table-cell>
          <table:table-cell table:number-columns-repeated="4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4">
            <text:p>24</text:p>
          </table:table-cell>
          <table:table-cell office:value-type="string">
            <text:p>Wed- Apr 8- 2009 7:09 PM</text:p>
          </table:table-cell>
          <table:table-cell table:number-columns-repeated="4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4">
            <text:p>24</text:p>
          </table:table-cell>
          <table:table-cell office:value-type="string">
            <text:p>Wed- Apr 8- 2009 4:16 PM</text:p>
          </table:table-cell>
          <table:table-cell table:number-columns-repeated="4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24">
            <text:p>24</text:p>
          </table:table-cell>
          <table:table-cell office:value-type="string">
            <text:p>Wed- Apr 8- 2009 1:41 PM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Mon- Apr 20- 2009 6:47 AM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Sun- Apr 19- 2009 8:06 PM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un- Apr 19- 2009 1:49 PM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string">
            <text:p>Sun- Apr 19- 2009 10:30 AM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string">
            <text:p>Sun- Apr 19- 2009 9:33 AM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string">
            <text:p>Fri- Apr 17- 2009 4:33 PM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string">
            <text:p>Fri- Apr 17- 2009 3:54 PM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office:value-type="string">
            <text:p>Thu- Apr 16- 2009 4:10 PM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5">
            <text:p>25</text:p>
          </table:table-cell>
          <table:table-cell office:value-type="string">
            <text:p>Tue- Apr 14- 2009 6:17 PM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office:value-type="string">
            <text:p>Tue- Apr 14- 2009 5:08 PM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">
            <text:p>25</text:p>
          </table:table-cell>
          <table:table-cell office:value-type="string">
            <text:p>Mon- Apr 13- 2009 10:34 AM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string">
            <text:p>Sun- Apr 12- 2009 11:07 PM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5">
            <text:p>25</text:p>
          </table:table-cell>
          <table:table-cell office:value-type="string">
            <text:p>Sun- Apr 12- 2009 8:04 PM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5">
            <text:p>25</text:p>
          </table:table-cell>
          <table:table-cell office:value-type="string">
            <text:p>Sat- Apr 11- 2009 7:09 AM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">
            <text:p>25</text:p>
          </table:table-cell>
          <table:table-cell office:value-type="string">
            <text:p>Sat- Apr 11- 2009 1:10 AM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">
            <text:p>25</text:p>
          </table:table-cell>
          <table:table-cell office:value-type="string">
            <text:p>Fri- Apr 10- 2009 10:04 PM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5">
            <text:p>25</text:p>
          </table:table-cell>
          <table:table-cell office:value-type="string">
            <text:p>Fri- Apr 10- 2009 10:51 AM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5">
            <text:p>25</text:p>
          </table:table-cell>
          <table:table-cell office:value-type="string">
            <text:p>Fri- Apr 10- 2009 7:56 AM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5">
            <text:p>25</text:p>
          </table:table-cell>
          <table:table-cell office:value-type="string">
            <text:p>Thu- Apr 9- 2009 6:52 PM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">
            <text:p>25</text:p>
          </table:table-cell>
          <table:table-cell office:value-type="string">
            <text:p>Thu- Apr 9- 2009 5:13 PM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5">
            <text:p>25</text:p>
          </table:table-cell>
          <table:table-cell office:value-type="string">
            <text:p>Thu- Apr 9- 2009 1:45 PM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5">
            <text:p>25</text:p>
          </table:table-cell>
          <table:table-cell office:value-type="string">
            <text:p>Thu- Apr 9- 2009 9:53 AM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5">
            <text:p>25</text:p>
          </table:table-cell>
          <table:table-cell office:value-type="string">
            <text:p>Thu- Apr 9- 2009 7:59 AM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5">
            <text:p>25</text:p>
          </table:table-cell>
          <table:table-cell office:value-type="string">
            <text:p>Thu- Apr 9- 2009 7:37 AM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5">
            <text:p>25</text:p>
          </table:table-cell>
          <table:table-cell office:value-type="string">
            <text:p>Thu- Apr 9- 2009 6:44 AM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5">
            <text:p>25</text:p>
          </table:table-cell>
          <table:table-cell office:value-type="string">
            <text:p>Thu- Apr 9- 2009 5:38 AM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">
            <text:p>25</text:p>
          </table:table-cell>
          <table:table-cell office:value-type="string">
            <text:p>Thu- Apr 9- 2009 1:12 AM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5">
            <text:p>25</text:p>
          </table:table-cell>
          <table:table-cell office:value-type="string">
            <text:p>Thu- Apr 9- 2009 12:46 AM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25">
            <text:p>25</text:p>
          </table:table-cell>
          <table:table-cell office:value-type="string">
            <text:p>Wed- Apr 8- 2009 10:27 PM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5">
            <text:p>25</text:p>
          </table:table-cell>
          <table:table-cell office:value-type="string">
            <text:p>Wed- Apr 8- 2009 10:25 PM</text:p>
          </table:table-cell>
          <table:table-cell table:number-columns-repeated="4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25">
            <text:p>25</text:p>
          </table:table-cell>
          <table:table-cell office:value-type="string">
            <text:p>Wed- Apr 8- 2009 10:08 PM</text:p>
          </table:table-cell>
          <table:table-cell table:number-columns-repeated="4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5">
            <text:p>25</text:p>
          </table:table-cell>
          <table:table-cell office:value-type="string">
            <text:p>Wed- Apr 8- 2009 9:36 PM</text:p>
          </table:table-cell>
          <table:table-cell table:number-columns-repeated="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">
            <text:p>25</text:p>
          </table:table-cell>
          <table:table-cell office:value-type="string">
            <text:p>Wed- Apr 8- 2009 9:02 PM</text:p>
          </table:table-cell>
          <table:table-cell table:number-columns-repeated="4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5">
            <text:p>25</text:p>
          </table:table-cell>
          <table:table-cell office:value-type="string">
            <text:p>Wed- Apr 8- 2009 8:47 PM</text:p>
          </table:table-cell>
          <table:table-cell table:number-columns-repeated="4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5">
            <text:p>25</text:p>
          </table:table-cell>
          <table:table-cell office:value-type="string">
            <text:p>Wed- Apr 8- 2009 8:41 PM</text:p>
          </table:table-cell>
          <table:table-cell table:number-columns-repeated="4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25">
            <text:p>25</text:p>
          </table:table-cell>
          <table:table-cell office:value-type="string">
            <text:p>Wed- Apr 8- 2009 8:33 PM</text:p>
          </table:table-cell>
          <table:table-cell table:number-columns-repeated="4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5">
            <text:p>25</text:p>
          </table:table-cell>
          <table:table-cell office:value-type="string">
            <text:p>Wed- Apr 8- 2009 8:25 PM</text:p>
          </table:table-cell>
          <table:table-cell table:number-columns-repeated="4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5">
            <text:p>25</text:p>
          </table:table-cell>
          <table:table-cell office:value-type="string">
            <text:p>Wed- Apr 8- 2009 8:03 PM</text:p>
          </table:table-cell>
          <table:table-cell table:number-columns-repeated="4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25">
            <text:p>25</text:p>
          </table:table-cell>
          <table:table-cell office:value-type="string">
            <text:p>Wed- Apr 8- 2009 7:54 PM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5">
            <text:p>25</text:p>
          </table:table-cell>
          <table:table-cell office:value-type="string">
            <text:p>Wed- Apr 8- 2009 7:33 PM</text:p>
          </table:table-cell>
          <table:table-cell table:number-columns-repeated="4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25">
            <text:p>25</text:p>
          </table:table-cell>
          <table:table-cell office:value-type="string">
            <text:p>Wed- Apr 8- 2009 7:32 PM</text:p>
          </table:table-cell>
          <table:table-cell table:number-columns-repeated="4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25">
            <text:p>25</text:p>
          </table:table-cell>
          <table:table-cell office:value-type="string">
            <text:p>Wed- Apr 8- 2009 7:31 PM</text:p>
          </table:table-cell>
          <table:table-cell table:number-columns-repeated="4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5">
            <text:p>25</text:p>
          </table:table-cell>
          <table:table-cell office:value-type="string">
            <text:p>Wed- Apr 8- 2009 7:28 PM</text:p>
          </table:table-cell>
          <table:table-cell table:number-columns-repeated="4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5">
            <text:p>25</text:p>
          </table:table-cell>
          <table:table-cell office:value-type="string">
            <text:p>Wed- Apr 8- 2009 7:28 PM</text:p>
          </table:table-cell>
          <table:table-cell table:number-columns-repeated="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5">
            <text:p>25</text:p>
          </table:table-cell>
          <table:table-cell office:value-type="string">
            <text:p>Wed- Apr 8- 2009 7:27 PM</text:p>
          </table:table-cell>
          <table:table-cell table:number-columns-repeated="4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5">
            <text:p>25</text:p>
          </table:table-cell>
          <table:table-cell office:value-type="string">
            <text:p>Wed- Apr 8- 2009 7:26 PM</text:p>
          </table:table-cell>
          <table:table-cell table:number-columns-repeated="4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5">
            <text:p>25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5">
            <text:p>25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5">
            <text:p>25</text:p>
          </table:table-cell>
          <table:table-cell office:value-type="string">
            <text:p>Wed- Apr 8- 2009 7:24 PM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25">
            <text:p>25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25">
            <text:p>25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5">
            <text:p>25</text:p>
          </table:table-cell>
          <table:table-cell office:value-type="string">
            <text:p>Wed- Apr 8- 2009 7:10 PM</text:p>
          </table:table-cell>
          <table:table-cell table:number-columns-repeated="4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25">
            <text:p>25</text:p>
          </table:table-cell>
          <table:table-cell office:value-type="string">
            <text:p>Wed- Apr 8- 2009 2:43 PM</text:p>
          </table:table-cell>
          <table:table-cell table:number-columns-repeated="4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25">
            <text:p>25</text:p>
          </table:table-cell>
          <table:table-cell office:value-type="string">
            <text:p>Wed- Apr 8- 2009 1:10 PM</text:p>
          </table:table-cell>
          <table:table-cell table:number-columns-repeated="4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5">
            <text:p>25</text:p>
          </table:table-cell>
          <table:table-cell office:value-type="string">
            <text:p>Wed- Apr 8- 2009 1:08 PM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string">
            <text:p>Sat- Apr 18- 2009 6:55 PM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string">
            <text:p>Sat- Apr 18- 2009 4:47 AM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string">
            <text:p>Fri- Apr 17- 2009 7:40 AM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string">
            <text:p>Thu- Apr 16- 2009 10:27 AM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6">
            <text:p>26</text:p>
          </table:table-cell>
          <table:table-cell office:value-type="string">
            <text:p>Thu- Apr 16- 2009 8:23 AM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">
            <text:p>26</text:p>
          </table:table-cell>
          <table:table-cell office:value-type="string">
            <text:p>Tue- Apr 14- 2009 5:24 PM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6">
            <text:p>26</text:p>
          </table:table-cell>
          <table:table-cell office:value-type="string">
            <text:p>Mon- Apr 13- 2009 9:59 AM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string">
            <text:p>Mon- Apr 13- 2009 2:12 AM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string">
            <text:p>Fri- Apr 10- 2009 7:40 PM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6">
            <text:p>26</text:p>
          </table:table-cell>
          <table:table-cell office:value-type="string">
            <text:p>Fri- Apr 10- 2009 4:22 AM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6">
            <text:p>26</text:p>
          </table:table-cell>
          <table:table-cell office:value-type="string">
            <text:p>Fri- Apr 10- 2009 12:43 AM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6">
            <text:p>26</text:p>
          </table:table-cell>
          <table:table-cell office:value-type="string">
            <text:p>Thu- Apr 9- 2009 9:59 PM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6">
            <text:p>26</text:p>
          </table:table-cell>
          <table:table-cell office:value-type="string">
            <text:p>Thu- Apr 9- 2009 11:13 AM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">
            <text:p>26</text:p>
          </table:table-cell>
          <table:table-cell office:value-type="string">
            <text:p>Thu- Apr 9- 2009 11:06 AM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6">
            <text:p>26</text:p>
          </table:table-cell>
          <table:table-cell office:value-type="string">
            <text:p>Thu- Apr 9- 2009 10:32 AM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6">
            <text:p>26</text:p>
          </table:table-cell>
          <table:table-cell office:value-type="string">
            <text:p>Thu- Apr 9- 2009 5:40 AM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26">
            <text:p>26</text:p>
          </table:table-cell>
          <table:table-cell office:value-type="string">
            <text:p>Thu- Apr 9- 2009 3:29 AM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6">
            <text:p>26</text:p>
          </table:table-cell>
          <table:table-cell office:value-type="string">
            <text:p>Thu- Apr 9- 2009 2:55 AM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6">
            <text:p>26</text:p>
          </table:table-cell>
          <table:table-cell office:value-type="string">
            <text:p>Thu- Apr 9- 2009 12:28 AM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office:value-type="string">
            <text:p>Wed- Apr 8- 2009 11:31 PM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6">
            <text:p>26</text:p>
          </table:table-cell>
          <table:table-cell office:value-type="string">
            <text:p>Wed- Apr 8- 2009 11:19 PM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6">
            <text:p>26</text:p>
          </table:table-cell>
          <table:table-cell office:value-type="string">
            <text:p>Wed- Apr 8- 2009 10:28 PM</text:p>
          </table:table-cell>
          <table:table-cell table:number-columns-repeated="4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6">
            <text:p>26</text:p>
          </table:table-cell>
          <table:table-cell office:value-type="string">
            <text:p>Wed- Apr 8- 2009 9:35 PM</text:p>
          </table:table-cell>
          <table:table-cell table:number-columns-repeated="4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6">
            <text:p>26</text:p>
          </table:table-cell>
          <table:table-cell office:value-type="string">
            <text:p>Wed- Apr 8- 2009 9:22 PM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6">
            <text:p>26</text:p>
          </table:table-cell>
          <table:table-cell office:value-type="string">
            <text:p>Wed- Apr 8- 2009 8:46 PM</text:p>
          </table:table-cell>
          <table:table-cell table:number-columns-repeated="4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6">
            <text:p>26</text:p>
          </table:table-cell>
          <table:table-cell office:value-type="string">
            <text:p>Wed- Apr 8- 2009 8:14 PM</text:p>
          </table:table-cell>
          <table:table-cell table:number-columns-repeated="4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6">
            <text:p>26</text:p>
          </table:table-cell>
          <table:table-cell office:value-type="string">
            <text:p>Wed- Apr 8- 2009 7:38 PM</text:p>
          </table:table-cell>
          <table:table-cell table:number-columns-repeated="4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6">
            <text:p>26</text:p>
          </table:table-cell>
          <table:table-cell office:value-type="string">
            <text:p>Wed- Apr 8- 2009 7:33 PM</text:p>
          </table:table-cell>
          <table:table-cell table:number-columns-repeated="4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6">
            <text:p>26</text:p>
          </table:table-cell>
          <table:table-cell office:value-type="string">
            <text:p>Wed- Apr 8- 2009 7:10 PM</text:p>
          </table:table-cell>
          <table:table-cell table:number-columns-repeated="4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26">
            <text:p>26</text:p>
          </table:table-cell>
          <table:table-cell office:value-type="string">
            <text:p>Wed- Apr 8- 2009 4:47 PM</text:p>
          </table:table-cell>
          <table:table-cell table:number-columns-repeated="4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26">
            <text:p>26</text:p>
          </table:table-cell>
          <table:table-cell office:value-type="string">
            <text:p>Wed- Apr 8- 2009 1:57 PM</text:p>
          </table:table-cell>
          <table:table-cell table:number-columns-repeated="4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26">
            <text:p>26</text:p>
          </table:table-cell>
          <table:table-cell office:value-type="string">
            <text:p>Wed- Apr 8- 2009 1:14 PM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Mon- Apr 20- 2009 12:49 AM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string">
            <text:p>Sat- Apr 18- 2009 5:49 PM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7">
            <text:p>27</text:p>
          </table:table-cell>
          <table:table-cell office:value-type="string">
            <text:p>Wed- Apr 15- 2009 6:54 PM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7">
            <text:p>27</text:p>
          </table:table-cell>
          <table:table-cell office:value-type="string">
            <text:p>Wed- Apr 15- 2009 9:56 AM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7">
            <text:p>27</text:p>
          </table:table-cell>
          <table:table-cell office:value-type="string">
            <text:p>Tue- Apr 14- 2009 12:32 PM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7">
            <text:p>27</text:p>
          </table:table-cell>
          <table:table-cell office:value-type="string">
            <text:p>Tue- Apr 14- 2009 9:38 AM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">
            <text:p>27</text:p>
          </table:table-cell>
          <table:table-cell office:value-type="string">
            <text:p>Mon- Apr 13- 2009 6:11 PM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">
            <text:p>27</text:p>
          </table:table-cell>
          <table:table-cell office:value-type="string">
            <text:p>Mon- Apr 13- 2009 3:52 PM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string">
            <text:p>Sun- Apr 12- 2009 1:51 PM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7">
            <text:p>27</text:p>
          </table:table-cell>
          <table:table-cell office:value-type="string">
            <text:p>Sat- Apr 11- 2009 11:47 PM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7">
            <text:p>27</text:p>
          </table:table-cell>
          <table:table-cell office:value-type="string">
            <text:p>Sat- Apr 11- 2009 12:09 PM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7">
            <text:p>27</text:p>
          </table:table-cell>
          <table:table-cell office:value-type="string">
            <text:p>Sat- Apr 11- 2009 7:47 AM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7">
            <text:p>27</text:p>
          </table:table-cell>
          <table:table-cell office:value-type="string">
            <text:p>Fri- Apr 10- 2009 2:03 PM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">
            <text:p>27</text:p>
          </table:table-cell>
          <table:table-cell office:value-type="string">
            <text:p>Fri- Apr 10- 2009 10:57 AM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7">
            <text:p>27</text:p>
          </table:table-cell>
          <table:table-cell office:value-type="string">
            <text:p>Fri- Apr 10- 2009 6:24 AM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7">
            <text:p>27</text:p>
          </table:table-cell>
          <table:table-cell office:value-type="string">
            <text:p>Thu- Apr 9- 2009 5:38 PM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7">
            <text:p>27</text:p>
          </table:table-cell>
          <table:table-cell office:value-type="string">
            <text:p>Thu- Apr 9- 2009 12:27 PM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7">
            <text:p>27</text:p>
          </table:table-cell>
          <table:table-cell office:value-type="string">
            <text:p>Thu- Apr 9- 2009 8:12 AM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7">
            <text:p>27</text:p>
          </table:table-cell>
          <table:table-cell office:value-type="string">
            <text:p>Thu- Apr 9- 2009 6:34 AM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7">
            <text:p>27</text:p>
          </table:table-cell>
          <table:table-cell office:value-type="string">
            <text:p>Thu- Apr 9- 2009 5:01 AM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7">
            <text:p>27</text:p>
          </table:table-cell>
          <table:table-cell office:value-type="string">
            <text:p>Thu- Apr 9- 2009 4:18 AM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7">
            <text:p>27</text:p>
          </table:table-cell>
          <table:table-cell office:value-type="string">
            <text:p>Thu- Apr 9- 2009 3:07 AM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7">
            <text:p>27</text:p>
          </table:table-cell>
          <table:table-cell office:value-type="string">
            <text:p>Thu- Apr 9- 2009 2:41 AM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7">
            <text:p>27</text:p>
          </table:table-cell>
          <table:table-cell office:value-type="string">
            <text:p>Thu- Apr 9- 2009 2:36 AM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7">
            <text:p>27</text:p>
          </table:table-cell>
          <table:table-cell office:value-type="string">
            <text:p>Thu- Apr 9- 2009 2:04 AM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7">
            <text:p>27</text:p>
          </table:table-cell>
          <table:table-cell office:value-type="string">
            <text:p>Thu- Apr 9- 2009 2:03 AM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7">
            <text:p>27</text:p>
          </table:table-cell>
          <table:table-cell office:value-type="string">
            <text:p>Thu- Apr 9- 2009 12:30 AM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7">
            <text:p>27</text:p>
          </table:table-cell>
          <table:table-cell office:value-type="string">
            <text:p>Thu- Apr 9- 2009 12:06 AM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7">
            <text:p>27</text:p>
          </table:table-cell>
          <table:table-cell office:value-type="string">
            <text:p>Wed- Apr 8- 2009 10:26 PM</text:p>
          </table:table-cell>
          <table:table-cell table:number-columns-repeated="4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7">
            <text:p>27</text:p>
          </table:table-cell>
          <table:table-cell office:value-type="string">
            <text:p>Wed- Apr 8- 2009 10:15 PM</text:p>
          </table:table-cell>
          <table:table-cell table:number-columns-repeated="4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27">
            <text:p>27</text:p>
          </table:table-cell>
          <table:table-cell office:value-type="string">
            <text:p>Wed- Apr 8- 2009 10:10 PM</text:p>
          </table:table-cell>
          <table:table-cell table:number-columns-repeated="4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27">
            <text:p>27</text:p>
          </table:table-cell>
          <table:table-cell office:value-type="string">
            <text:p>Wed- Apr 8- 2009 8:39 PM</text:p>
          </table:table-cell>
          <table:table-cell table:number-columns-repeated="4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7">
            <text:p>27</text:p>
          </table:table-cell>
          <table:table-cell office:value-type="string">
            <text:p>Wed- Apr 8- 2009 8:38 PM</text:p>
          </table:table-cell>
          <table:table-cell table:number-columns-repeated="4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27">
            <text:p>27</text:p>
          </table:table-cell>
          <table:table-cell office:value-type="string">
            <text:p>Wed- Apr 8- 2009 8:22 PM</text:p>
          </table:table-cell>
          <table:table-cell table:number-columns-repeated="4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7">
            <text:p>27</text:p>
          </table:table-cell>
          <table:table-cell office:value-type="string">
            <text:p>Wed- Apr 8- 2009 8:07 PM</text:p>
          </table:table-cell>
          <table:table-cell table:number-columns-repeated="4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7">
            <text:p>27</text:p>
          </table:table-cell>
          <table:table-cell office:value-type="string">
            <text:p>Wed- Apr 8- 2009 7:50 PM</text:p>
          </table:table-cell>
          <table:table-cell table:number-columns-repeated="4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7">
            <text:p>27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27">
            <text:p>27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7">
            <text:p>27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27">
            <text:p>27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27">
            <text:p>27</text:p>
          </table:table-cell>
          <table:table-cell office:value-type="string">
            <text:p>Wed- Apr 8- 2009 5:21 PM</text:p>
          </table:table-cell>
          <table:table-cell table:number-columns-repeated="4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7">
            <text:p>27</text:p>
          </table:table-cell>
          <table:table-cell office:value-type="string">
            <text:p>Wed- Apr 8- 2009 2:51 PM</text:p>
          </table:table-cell>
          <table:table-cell table:number-columns-repeated="4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27">
            <text:p>27</text:p>
          </table:table-cell>
          <table:table-cell office:value-type="string">
            <text:p>Wed- Apr 8- 2009 1:39 PM</text:p>
          </table:table-cell>
          <table:table-cell table:number-columns-repeated="4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7">
            <text:p>27</text:p>
          </table:table-cell>
          <table:table-cell office:value-type="string">
            <text:p>Wed- Apr 8- 2009 1:29 PM</text:p>
          </table:table-cell>
          <table:table-cell table:number-columns-repeated="4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27">
            <text:p>27</text:p>
          </table:table-cell>
          <table:table-cell office:value-type="string">
            <text:p>Wed- Apr 8- 2009 1:17 PM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Mon- Apr 20- 2009 11:04 AM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string">
            <text:p>Mon- Apr 20- 2009 1:54 AM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Sat- Apr 18- 2009 10:06 PM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string">
            <text:p>Fri- Apr 17- 2009 4:07 PM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string">
            <text:p>Fri- Apr 17- 2009 3:23 AM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8">
            <text:p>28</text:p>
          </table:table-cell>
          <table:table-cell office:value-type="string">
            <text:p>Thu- Apr 16- 2009 10:37 PM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8">
            <text:p>28</text:p>
          </table:table-cell>
          <table:table-cell office:value-type="string">
            <text:p>Thu- Apr 16- 2009 6:29 PM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office:value-type="string">
            <text:p>Thu- Apr 16- 2009 2:24 PM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8">
            <text:p>28</text:p>
          </table:table-cell>
          <table:table-cell office:value-type="string">
            <text:p>Thu- Apr 16- 2009 6:29 AM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8">
            <text:p>28</text:p>
          </table:table-cell>
          <table:table-cell office:value-type="string">
            <text:p>Thu- Apr 16- 2009 6:16 AM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8">
            <text:p>28</text:p>
          </table:table-cell>
          <table:table-cell office:value-type="string">
            <text:p>Wed- Apr 15- 2009 3:04 PM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8">
            <text:p>28</text:p>
          </table:table-cell>
          <table:table-cell office:value-type="string">
            <text:p>Wed- Apr 15- 2009 1:35 PM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8">
            <text:p>28</text:p>
          </table:table-cell>
          <table:table-cell office:value-type="string">
            <text:p>Tue- Apr 14- 2009 12:20 PM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8">
            <text:p>28</text:p>
          </table:table-cell>
          <table:table-cell office:value-type="string">
            <text:p>Tue- Apr 14- 2009 12:16 PM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8">
            <text:p>28</text:p>
          </table:table-cell>
          <table:table-cell office:value-type="string">
            <text:p>Mon- Apr 13- 2009 1:45 PM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">
            <text:p>28</text:p>
          </table:table-cell>
          <table:table-cell office:value-type="string">
            <text:p>Mon- Apr 13- 2009 11:50 AM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8">
            <text:p>28</text:p>
          </table:table-cell>
          <table:table-cell office:value-type="string">
            <text:p>Sun- Apr 12- 2009 7:08 PM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">
            <text:p>28</text:p>
          </table:table-cell>
          <table:table-cell office:value-type="string">
            <text:p>Sun- Apr 12- 2009 7:02 AM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">
            <text:p>28</text:p>
          </table:table-cell>
          <table:table-cell office:value-type="string">
            <text:p>Sat- Apr 11- 2009 5:28 PM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8">
            <text:p>28</text:p>
          </table:table-cell>
          <table:table-cell office:value-type="string">
            <text:p>Sat- Apr 11- 2009 9:30 AM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8">
            <text:p>28</text:p>
          </table:table-cell>
          <table:table-cell office:value-type="string">
            <text:p>Fri- Apr 10- 2009 3:53 PM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8">
            <text:p>28</text:p>
          </table:table-cell>
          <table:table-cell office:value-type="string">
            <text:p>Fri- Apr 10- 2009 11:00 AM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8">
            <text:p>28</text:p>
          </table:table-cell>
          <table:table-cell office:value-type="string">
            <text:p>Fri- Apr 10- 2009 5:10 AM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8">
            <text:p>28</text:p>
          </table:table-cell>
          <table:table-cell office:value-type="string">
            <text:p>Thu- Apr 9- 2009 10:48 PM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8">
            <text:p>28</text:p>
          </table:table-cell>
          <table:table-cell office:value-type="string">
            <text:p>Thu- Apr 9- 2009 2:43 PM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8">
            <text:p>28</text:p>
          </table:table-cell>
          <table:table-cell office:value-type="string">
            <text:p>Thu- Apr 9- 2009 2:22 PM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8">
            <text:p>28</text:p>
          </table:table-cell>
          <table:table-cell office:value-type="string">
            <text:p>Thu- Apr 9- 2009 12:46 PM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8">
            <text:p>28</text:p>
          </table:table-cell>
          <table:table-cell office:value-type="string">
            <text:p>Thu- Apr 9- 2009 10:43 AM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8">
            <text:p>28</text:p>
          </table:table-cell>
          <table:table-cell office:value-type="string">
            <text:p>Thu- Apr 9- 2009 10:00 AM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8">
            <text:p>28</text:p>
          </table:table-cell>
          <table:table-cell office:value-type="string">
            <text:p>Thu- Apr 9- 2009 8:24 AM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8">
            <text:p>28</text:p>
          </table:table-cell>
          <table:table-cell office:value-type="string">
            <text:p>Wed- Apr 8- 2009 11:31 PM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8">
            <text:p>28</text:p>
          </table:table-cell>
          <table:table-cell office:value-type="string">
            <text:p>Wed- Apr 8- 2009 11:18 PM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28">
            <text:p>28</text:p>
          </table:table-cell>
          <table:table-cell office:value-type="string">
            <text:p>Wed- Apr 8- 2009 10:28 PM</text:p>
          </table:table-cell>
          <table:table-cell table:number-columns-repeated="4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8">
            <text:p>28</text:p>
          </table:table-cell>
          <table:table-cell office:value-type="string">
            <text:p>Wed- Apr 8- 2009 9:54 PM</text:p>
          </table:table-cell>
          <table:table-cell table:number-columns-repeated="4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8">
            <text:p>28</text:p>
          </table:table-cell>
          <table:table-cell office:value-type="string">
            <text:p>Wed- Apr 8- 2009 9:05 PM</text:p>
          </table:table-cell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8">
            <text:p>28</text:p>
          </table:table-cell>
          <table:table-cell office:value-type="string">
            <text:p>Wed- Apr 8- 2009 9:04 PM</text:p>
          </table:table-cell>
          <table:table-cell table:number-columns-repeated="4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28">
            <text:p>28</text:p>
          </table:table-cell>
          <table:table-cell office:value-type="string">
            <text:p>Wed- Apr 8- 2009 9:00 PM</text:p>
          </table:table-cell>
          <table:table-cell table:number-columns-repeated="4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28">
            <text:p>28</text:p>
          </table:table-cell>
          <table:table-cell office:value-type="string">
            <text:p>Wed- Apr 8- 2009 8:40 PM</text:p>
          </table:table-cell>
          <table:table-cell table:number-columns-repeated="4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28">
            <text:p>28</text:p>
          </table:table-cell>
          <table:table-cell office:value-type="string">
            <text:p>Wed- Apr 8- 2009 7:59 PM</text:p>
          </table:table-cell>
          <table:table-cell table:number-columns-repeated="4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28">
            <text:p>28</text:p>
          </table:table-cell>
          <table:table-cell office:value-type="string">
            <text:p>Wed- Apr 8- 2009 7:50 PM</text:p>
          </table:table-cell>
          <table:table-cell table:number-columns-repeated="4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28">
            <text:p>28</text:p>
          </table:table-cell>
          <table:table-cell office:value-type="string">
            <text:p>Wed- Apr 8- 2009 7:50 PM</text:p>
          </table:table-cell>
          <table:table-cell table:number-columns-repeated="4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28">
            <text:p>28</text:p>
          </table:table-cell>
          <table:table-cell office:value-type="string">
            <text:p>Wed- Apr 8- 2009 7:45 PM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8">
            <text:p>28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8">
            <text:p>28</text:p>
          </table:table-cell>
          <table:table-cell office:value-type="string">
            <text:p>Wed- Apr 8- 2009 7:34 PM</text:p>
          </table:table-cell>
          <table:table-cell table:number-columns-repeated="4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28">
            <text:p>28</text:p>
          </table:table-cell>
          <table:table-cell office:value-type="string">
            <text:p>Wed- Apr 8- 2009 7:34 PM</text:p>
          </table:table-cell>
          <table:table-cell table:number-columns-repeated="4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28">
            <text:p>28</text:p>
          </table:table-cell>
          <table:table-cell office:value-type="string">
            <text:p>Wed- Apr 8- 2009 7:27 PM</text:p>
          </table:table-cell>
          <table:table-cell table:number-columns-repeated="4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8">
            <text:p>28</text:p>
          </table:table-cell>
          <table:table-cell office:value-type="string">
            <text:p>Wed- Apr 8- 2009 7:26 PM</text:p>
          </table:table-cell>
          <table:table-cell table:number-columns-repeated="4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8">
            <text:p>28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8">
            <text:p>28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28">
            <text:p>28</text:p>
          </table:table-cell>
          <table:table-cell office:value-type="string">
            <text:p>Wed- Apr 8- 2009 7:12 PM</text:p>
          </table:table-cell>
          <table:table-cell table:number-columns-repeated="4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28">
            <text:p>28</text:p>
          </table:table-cell>
          <table:table-cell office:value-type="string">
            <text:p>Wed- Apr 8- 2009 7:08 PM</text:p>
          </table:table-cell>
          <table:table-cell table:number-columns-repeated="4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28">
            <text:p>28</text:p>
          </table:table-cell>
          <table:table-cell office:value-type="string">
            <text:p>Wed- Apr 8- 2009 2:48 PM</text:p>
          </table:table-cell>
          <table:table-cell table:number-columns-repeated="4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8">
            <text:p>28</text:p>
          </table:table-cell>
          <table:table-cell office:value-type="string">
            <text:p>Wed- Apr 8- 2009 2:06 PM</text:p>
          </table:table-cell>
          <table:table-cell table:number-columns-repeated="4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28">
            <text:p>28</text:p>
          </table:table-cell>
          <table:table-cell office:value-type="string">
            <text:p>Wed- Apr 8- 2009 1:55 PM</text:p>
          </table:table-cell>
          <table:table-cell table:number-columns-repeated="4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28">
            <text:p>28</text:p>
          </table:table-cell>
          <table:table-cell office:value-type="string">
            <text:p>Wed- Apr 8- 2009 1:13 PM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string">
            <text:p>Sat- Apr 18- 2009 12:52 PM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string">
            <text:p>Sat- Apr 18- 2009 3:46 AM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9">
            <text:p>29</text:p>
          </table:table-cell>
          <table:table-cell office:value-type="string">
            <text:p>Fri- Apr 17- 2009 7:54 AM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9">
            <text:p>29</text:p>
          </table:table-cell>
          <table:table-cell office:value-type="string">
            <text:p>Thu- Apr 16- 2009 12:34 AM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9">
            <text:p>29</text:p>
          </table:table-cell>
          <table:table-cell office:value-type="string">
            <text:p>Wed- Apr 15- 2009 9:23 AM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9">
            <text:p>29</text:p>
          </table:table-cell>
          <table:table-cell office:value-type="string">
            <text:p>Tue- Apr 14- 2009 5:00 PM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">
            <text:p>29</text:p>
          </table:table-cell>
          <table:table-cell office:value-type="string">
            <text:p>Mon- Apr 13- 2009 9:01 AM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">
            <text:p>29</text:p>
          </table:table-cell>
          <table:table-cell office:value-type="string">
            <text:p>Sat- Apr 11- 2009 2:23 AM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9">
            <text:p>29</text:p>
          </table:table-cell>
          <table:table-cell office:value-type="string">
            <text:p>Fri- Apr 10- 2009 6:36 PM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9">
            <text:p>29</text:p>
          </table:table-cell>
          <table:table-cell office:value-type="string">
            <text:p>Fri- Apr 10- 2009 3:29 PM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9">
            <text:p>29</text:p>
          </table:table-cell>
          <table:table-cell office:value-type="string">
            <text:p>Fri- Apr 10- 2009 3:21 PM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9">
            <text:p>29</text:p>
          </table:table-cell>
          <table:table-cell office:value-type="string">
            <text:p>Thu- Apr 9- 2009 6:46 PM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9">
            <text:p>29</text:p>
          </table:table-cell>
          <table:table-cell office:value-type="string">
            <text:p>Thu- Apr 9- 2009 6:21 PM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9">
            <text:p>29</text:p>
          </table:table-cell>
          <table:table-cell office:value-type="string">
            <text:p>Thu- Apr 9- 2009 10:02 AM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9">
            <text:p>29</text:p>
          </table:table-cell>
          <table:table-cell office:value-type="string">
            <text:p>Thu- Apr 9- 2009 7:56 AM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9">
            <text:p>29</text:p>
          </table:table-cell>
          <table:table-cell office:value-type="string">
            <text:p>Thu- Apr 9- 2009 7:02 AM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9">
            <text:p>29</text:p>
          </table:table-cell>
          <table:table-cell office:value-type="string">
            <text:p>Thu- Apr 9- 2009 6:12 AM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string">
            <text:p>Thu- Apr 9- 2009 2:22 AM</text:p>
          </table:table-cell>
          <table:table-cell table:number-columns-repeated="4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9">
            <text:p>29</text:p>
          </table:table-cell>
          <table:table-cell office:value-type="string">
            <text:p>Thu- Apr 9- 2009 2:18 AM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9">
            <text:p>29</text:p>
          </table:table-cell>
          <table:table-cell office:value-type="string">
            <text:p>Thu- Apr 9- 2009 12:32 AM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9">
            <text:p>29</text:p>
          </table:table-cell>
          <table:table-cell office:value-type="string">
            <text:p>Thu- Apr 9- 2009 12:30 AM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9">
            <text:p>29</text:p>
          </table:table-cell>
          <table:table-cell office:value-type="string">
            <text:p>Wed- Apr 8- 2009 11:55 PM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9">
            <text:p>29</text:p>
          </table:table-cell>
          <table:table-cell office:value-type="string">
            <text:p>Wed- Apr 8- 2009 10:25 PM</text:p>
          </table:table-cell>
          <table:table-cell table:number-columns-repeated="4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9">
            <text:p>29</text:p>
          </table:table-cell>
          <table:table-cell office:value-type="string">
            <text:p>Wed- Apr 8- 2009 9:10 PM</text:p>
          </table:table-cell>
          <table:table-cell table:number-columns-repeated="4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29">
            <text:p>29</text:p>
          </table:table-cell>
          <table:table-cell office:value-type="string">
            <text:p>Wed- Apr 8- 2009 8:19 PM</text:p>
          </table:table-cell>
          <table:table-cell table:number-columns-repeated="4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29">
            <text:p>29</text:p>
          </table:table-cell>
          <table:table-cell office:value-type="string">
            <text:p>Wed- Apr 8- 2009 7:42 PM</text:p>
          </table:table-cell>
          <table:table-cell table:number-columns-repeated="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9">
            <text:p>29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9">
            <text:p>29</text:p>
          </table:table-cell>
          <table:table-cell office:value-type="string">
            <text:p>Wed- Apr 8- 2009 7:17 PM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Sun- Apr 19- 2009 4:37 AM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string">
            <text:p>Thu- Apr 16- 2009 3:29 AM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">
            <text:p>30</text:p>
          </table:table-cell>
          <table:table-cell office:value-type="string">
            <text:p>Sun- Apr 12- 2009 1:20 AM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">
            <text:p>30</text:p>
          </table:table-cell>
          <table:table-cell office:value-type="string">
            <text:p>Sat- Apr 11- 2009 8:52 PM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0">
            <text:p>30</text:p>
          </table:table-cell>
          <table:table-cell office:value-type="string">
            <text:p>Fri- Apr 10- 2009 5:03 PM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0">
            <text:p>30</text:p>
          </table:table-cell>
          <table:table-cell office:value-type="string">
            <text:p>Fri- Apr 10- 2009 8:40 AM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0">
            <text:p>30</text:p>
          </table:table-cell>
          <table:table-cell office:value-type="string">
            <text:p>Thu- Apr 9- 2009 2:30 PM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0">
            <text:p>30</text:p>
          </table:table-cell>
          <table:table-cell office:value-type="string">
            <text:p>Thu- Apr 9- 2009 12:06 PM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0">
            <text:p>30</text:p>
          </table:table-cell>
          <table:table-cell office:value-type="string">
            <text:p>Thu- Apr 9- 2009 4:42 AM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0">
            <text:p>30</text:p>
          </table:table-cell>
          <table:table-cell office:value-type="string">
            <text:p>Thu- Apr 9- 2009 4:14 AM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0">
            <text:p>30</text:p>
          </table:table-cell>
          <table:table-cell office:value-type="string">
            <text:p>Thu- Apr 9- 2009 3:25 AM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0">
            <text:p>30</text:p>
          </table:table-cell>
          <table:table-cell office:value-type="string">
            <text:p>Wed- Apr 8- 2009 11:31 PM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30">
            <text:p>30</text:p>
          </table:table-cell>
          <table:table-cell office:value-type="string">
            <text:p>Wed- Apr 8- 2009 11:25 PM</text:p>
          </table:table-cell>
          <table:table-cell table:number-columns-repeated="4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0">
            <text:p>30</text:p>
          </table:table-cell>
          <table:table-cell office:value-type="string">
            <text:p>Wed- Apr 8- 2009 8:25 PM</text:p>
          </table:table-cell>
          <table:table-cell table:number-columns-repeated="4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30">
            <text:p>30</text:p>
          </table:table-cell>
          <table:table-cell office:value-type="string">
            <text:p>Wed- Apr 8- 2009 7:21 PM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1">
            <text:p>31</text:p>
          </table:table-cell>
          <table:table-cell office:value-type="string">
            <text:p>Tue- Apr 14- 2009 4:24 PM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office:value-type="string">
            <text:p>Tue- Apr 14- 2009 12:06 PM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office:value-type="string">
            <text:p>Mon- Apr 13- 2009 4:19 PM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1">
            <text:p>31</text:p>
          </table:table-cell>
          <table:table-cell office:value-type="string">
            <text:p>Sat- Apr 11- 2009 5:49 AM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1">
            <text:p>31</text:p>
          </table:table-cell>
          <table:table-cell office:value-type="string">
            <text:p>Fri- Apr 10- 2009 5:51 PM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1">
            <text:p>31</text:p>
          </table:table-cell>
          <table:table-cell office:value-type="string">
            <text:p>Fri- Apr 10- 2009 6:10 AM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1">
            <text:p>31</text:p>
          </table:table-cell>
          <table:table-cell office:value-type="string">
            <text:p>Thu- Apr 9- 2009 10:13 PM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1">
            <text:p>31</text:p>
          </table:table-cell>
          <table:table-cell office:value-type="string">
            <text:p>Thu- Apr 9- 2009 9:10 PM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1">
            <text:p>31</text:p>
          </table:table-cell>
          <table:table-cell office:value-type="string">
            <text:p>Thu- Apr 9- 2009 1:17 PM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1">
            <text:p>31</text:p>
          </table:table-cell>
          <table:table-cell office:value-type="string">
            <text:p>Thu- Apr 9- 2009 12:49 PM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1">
            <text:p>31</text:p>
          </table:table-cell>
          <table:table-cell office:value-type="string">
            <text:p>Thu- Apr 9- 2009 9:24 AM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31">
            <text:p>31</text:p>
          </table:table-cell>
          <table:table-cell office:value-type="string">
            <text:p>Thu- Apr 9- 2009 7:37 AM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31">
            <text:p>31</text:p>
          </table:table-cell>
          <table:table-cell office:value-type="string">
            <text:p>Thu- Apr 9- 2009 3:08 AM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31">
            <text:p>31</text:p>
          </table:table-cell>
          <table:table-cell office:value-type="string">
            <text:p>Wed- Apr 8- 2009 11:11 PM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1">
            <text:p>31</text:p>
          </table:table-cell>
          <table:table-cell office:value-type="string">
            <text:p>Wed- Apr 8- 2009 9:31 PM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1">
            <text:p>31</text:p>
          </table:table-cell>
          <table:table-cell office:value-type="string">
            <text:p>Wed- Apr 8- 2009 8:36 PM</text:p>
          </table:table-cell>
          <table:table-cell table:number-columns-repeated="4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31">
            <text:p>31</text:p>
          </table:table-cell>
          <table:table-cell office:value-type="string">
            <text:p>Wed- Apr 8- 2009 8:04 PM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31">
            <text:p>31</text:p>
          </table:table-cell>
          <table:table-cell office:value-type="string">
            <text:p>Wed- Apr 8- 2009 7:28 PM</text:p>
          </table:table-cell>
          <table:table-cell table:number-columns-repeated="4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31">
            <text:p>31</text:p>
          </table:table-cell>
          <table:table-cell office:value-type="string">
            <text:p>Wed- Apr 8- 2009 7:23 PM</text:p>
          </table:table-cell>
          <table:table-cell table:number-columns-repeated="4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1">
            <text:p>31</text:p>
          </table:table-cell>
          <table:table-cell office:value-type="string">
            <text:p>Wed- Apr 8- 2009 7:21 PM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1">
            <text:p>31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1">
            <text:p>31</text:p>
          </table:table-cell>
          <table:table-cell office:value-type="string">
            <text:p>Wed- Apr 8- 2009 4:08 PM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Sun- Apr 19- 2009 8:32 AM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Sun- Apr 19- 2009 12:15 AM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string">
            <text:p>Sat- Apr 18- 2009 12:56 PM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string">
            <text:p>Sat- Apr 18- 2009 12:45 AM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2">
            <text:p>32</text:p>
          </table:table-cell>
          <table:table-cell office:value-type="string">
            <text:p>Wed- Apr 15- 2009 7:03 AM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2">
            <text:p>32</text:p>
          </table:table-cell>
          <table:table-cell office:value-type="string">
            <text:p>Mon- Apr 13- 2009 4:08 PM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2">
            <text:p>32</text:p>
          </table:table-cell>
          <table:table-cell office:value-type="string">
            <text:p>Sun- Apr 12- 2009 1:45 PM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">
            <text:p>32</text:p>
          </table:table-cell>
          <table:table-cell office:value-type="string">
            <text:p>Sat- Apr 11- 2009 4:37 PM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2">
            <text:p>32</text:p>
          </table:table-cell>
          <table:table-cell office:value-type="string">
            <text:p>Sat- Apr 11- 2009 11:55 AM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2">
            <text:p>32</text:p>
          </table:table-cell>
          <table:table-cell office:value-type="string">
            <text:p>Sat- Apr 11- 2009 9:04 AM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2">
            <text:p>32</text:p>
          </table:table-cell>
          <table:table-cell office:value-type="string">
            <text:p>Sat- Apr 11- 2009 1:10 AM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2">
            <text:p>32</text:p>
          </table:table-cell>
          <table:table-cell office:value-type="string">
            <text:p>Thu- Apr 9- 2009 8:42 AM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2">
            <text:p>32</text:p>
          </table:table-cell>
          <table:table-cell office:value-type="string">
            <text:p>Thu- Apr 9- 2009 5:40 AM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32">
            <text:p>32</text:p>
          </table:table-cell>
          <table:table-cell office:value-type="string">
            <text:p>Thu- Apr 9- 2009 1:56 AM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32">
            <text:p>32</text:p>
          </table:table-cell>
          <table:table-cell office:value-type="string">
            <text:p>Thu- Apr 9- 2009 1:54 AM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32">
            <text:p>32</text:p>
          </table:table-cell>
          <table:table-cell office:value-type="string">
            <text:p>Thu- Apr 9- 2009 1:37 AM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2">
            <text:p>32</text:p>
          </table:table-cell>
          <table:table-cell office:value-type="string">
            <text:p>Wed- Apr 8- 2009 10:48 PM</text:p>
          </table:table-cell>
          <table:table-cell table:number-columns-repeated="4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2">
            <text:p>32</text:p>
          </table:table-cell>
          <table:table-cell office:value-type="string">
            <text:p>Wed- Apr 8- 2009 8:52 PM</text:p>
          </table:table-cell>
          <table:table-cell table:number-columns-repeated="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32">
            <text:p>32</text:p>
          </table:table-cell>
          <table:table-cell office:value-type="string">
            <text:p>Wed- Apr 8- 2009 8:33 PM</text:p>
          </table:table-cell>
          <table:table-cell table:number-columns-repeated="4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2">
            <text:p>32</text:p>
          </table:table-cell>
          <table:table-cell office:value-type="string">
            <text:p>Wed- Apr 8- 2009 8:22 PM</text:p>
          </table:table-cell>
          <table:table-cell table:number-columns-repeated="4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32">
            <text:p>32</text:p>
          </table:table-cell>
          <table:table-cell office:value-type="string">
            <text:p>Wed- Apr 8- 2009 8:21 PM</text:p>
          </table:table-cell>
          <table:table-cell table:number-columns-repeated="4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32">
            <text:p>32</text:p>
          </table:table-cell>
          <table:table-cell office:value-type="string">
            <text:p>Wed- Apr 8- 2009 8:08 PM</text:p>
          </table:table-cell>
          <table:table-cell table:number-columns-repeated="4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2">
            <text:p>32</text:p>
          </table:table-cell>
          <table:table-cell office:value-type="string">
            <text:p>Wed- Apr 8- 2009 7:35 PM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2">
            <text:p>32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32">
            <text:p>32</text:p>
          </table:table-cell>
          <table:table-cell office:value-type="string">
            <text:p>Wed- Apr 8- 2009 7:19 PM</text:p>
          </table:table-cell>
          <table:table-cell table:number-columns-repeated="4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32">
            <text:p>32</text:p>
          </table:table-cell>
          <table:table-cell office:value-type="string">
            <text:p>Wed- Apr 8- 2009 4:33 PM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Mon- Apr 20- 2009 7:00 AM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3">
            <text:p>33</text:p>
          </table:table-cell>
          <table:table-cell office:value-type="string">
            <text:p>Fri- Apr 17- 2009 6:14 PM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">
            <text:p>33</text:p>
          </table:table-cell>
          <table:table-cell office:value-type="string">
            <text:p>Tue- Apr 14- 2009 10:46 PM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3">
            <text:p>33</text:p>
          </table:table-cell>
          <table:table-cell office:value-type="string">
            <text:p>Mon- Apr 13- 2009 4:35 PM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string">
            <text:p>Mon- Apr 13- 2009 12:05 PM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3">
            <text:p>33</text:p>
          </table:table-cell>
          <table:table-cell office:value-type="string">
            <text:p>Sun- Apr 12- 2009 7:18 AM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33">
            <text:p>33</text:p>
          </table:table-cell>
          <table:table-cell office:value-type="string">
            <text:p>Sat- Apr 11- 2009 12:59 PM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">
            <text:p>33</text:p>
          </table:table-cell>
          <table:table-cell office:value-type="string">
            <text:p>Sat- Apr 11- 2009 12:15 PM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3">
            <text:p>33</text:p>
          </table:table-cell>
          <table:table-cell office:value-type="string">
            <text:p>Thu- Apr 9- 2009 11:06 PM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3">
            <text:p>33</text:p>
          </table:table-cell>
          <table:table-cell office:value-type="string">
            <text:p>Thu- Apr 9- 2009 5:26 PM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33">
            <text:p>33</text:p>
          </table:table-cell>
          <table:table-cell office:value-type="string">
            <text:p>Wed- Apr 8- 2009 11:17 PM</text:p>
          </table:table-cell>
          <table:table-cell table:number-columns-repeated="4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3">
            <text:p>33</text:p>
          </table:table-cell>
          <table:table-cell office:value-type="string">
            <text:p>Wed- Apr 8- 2009 9:50 PM</text:p>
          </table:table-cell>
          <table:table-cell table:number-columns-repeated="4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33">
            <text:p>33</text:p>
          </table:table-cell>
          <table:table-cell office:value-type="string">
            <text:p>Wed- Apr 8- 2009 9:26 PM</text:p>
          </table:table-cell>
          <table:table-cell table:number-columns-repeated="4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3">
            <text:p>33</text:p>
          </table:table-cell>
          <table:table-cell office:value-type="string">
            <text:p>Wed- Apr 8- 2009 9:06 PM</text:p>
          </table:table-cell>
          <table:table-cell table:number-columns-repeated="4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3">
            <text:p>33</text:p>
          </table:table-cell>
          <table:table-cell office:value-type="string">
            <text:p>Wed- Apr 8- 2009 8:50 PM</text:p>
          </table:table-cell>
          <table:table-cell table:number-columns-repeated="4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33">
            <text:p>33</text:p>
          </table:table-cell>
          <table:table-cell office:value-type="string">
            <text:p>Wed- Apr 8- 2009 7:47 PM</text:p>
          </table:table-cell>
          <table:table-cell table:number-columns-repeated="4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3">
            <text:p>33</text:p>
          </table:table-cell>
          <table:table-cell office:value-type="string">
            <text:p>Wed- Apr 8- 2009 7:29 PM</text:p>
          </table:table-cell>
          <table:table-cell table:number-columns-repeated="4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33">
            <text:p>33</text:p>
          </table:table-cell>
          <table:table-cell office:value-type="string">
            <text:p>Wed- Apr 8- 2009 1:14 PM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4">
            <text:p>34</text:p>
          </table:table-cell>
          <table:table-cell office:value-type="string">
            <text:p>Thu- Apr 16- 2009 11:08 PM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4">
            <text:p>34</text:p>
          </table:table-cell>
          <table:table-cell office:value-type="string">
            <text:p>Sun- Apr 12- 2009 10:13 PM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4">
            <text:p>34</text:p>
          </table:table-cell>
          <table:table-cell office:value-type="string">
            <text:p>Thu- Apr 9- 2009 9:22 AM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34">
            <text:p>34</text:p>
          </table:table-cell>
          <table:table-cell office:value-type="string">
            <text:p>Wed- Apr 8- 2009 7:30 P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5">
            <text:p>35</text:p>
          </table:table-cell>
          <table:table-cell office:value-type="string">
            <text:p>Mon- Apr 13- 2009 5:36 AM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5">
            <text:p>35</text:p>
          </table:table-cell>
          <table:table-cell office:value-type="string">
            <text:p>Fri- Apr 10- 2009 12:21 PM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5">
            <text:p>35</text:p>
          </table:table-cell>
          <table:table-cell office:value-type="string">
            <text:p>Thu- Apr 9- 2009 2:18 PM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5">
            <text:p>35</text:p>
          </table:table-cell>
          <table:table-cell office:value-type="string">
            <text:p>Thu- Apr 9- 2009 12:18 PM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5">
            <text:p>35</text:p>
          </table:table-cell>
          <table:table-cell office:value-type="string">
            <text:p>Thu- Apr 9- 2009 5:19 AM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5">
            <text:p>35</text:p>
          </table:table-cell>
          <table:table-cell office:value-type="string">
            <text:p>Thu- Apr 9- 2009 12:04 AM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35">
            <text:p>35</text:p>
          </table:table-cell>
          <table:table-cell office:value-type="string">
            <text:p>Wed- Apr 8- 2009 10:51 PM</text:p>
          </table:table-cell>
          <table:table-cell table:number-columns-repeated="4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35">
            <text:p>35</text:p>
          </table:table-cell>
          <table:table-cell office:value-type="string">
            <text:p>Wed- Apr 8- 2009 7:57 PM</text:p>
          </table:table-cell>
          <table:table-cell table:number-columns-repeated="4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5">
            <text:p>35</text:p>
          </table:table-cell>
          <table:table-cell office:value-type="string">
            <text:p>Wed- Apr 8- 2009 7:25 PM</text:p>
          </table:table-cell>
          <table:table-cell table:number-columns-repeated="4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35">
            <text:p>35</text:p>
          </table:table-cell>
          <table:table-cell office:value-type="string">
            <text:p>Wed- Apr 8- 2009 7:20 PM</text:p>
          </table:table-cell>
          <table:table-cell table:number-columns-repeated="4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35">
            <text:p>35</text:p>
          </table:table-cell>
          <table:table-cell office:value-type="string">
            <text:p>Wed- Apr 8- 2009 2:04 PM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string">
            <text:p>Sun- Apr 19- 2009 4:33 PM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">
            <text:p>36</text:p>
          </table:table-cell>
          <table:table-cell office:value-type="string">
            <text:p>Sat- Apr 18- 2009 2:51 AM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string">
            <text:p>Fri- Apr 17- 2009 3:20 PM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string">
            <text:p>Mon- Apr 13- 2009 10:39 AM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6">
            <text:p>36</text:p>
          </table:table-cell>
          <table:table-cell office:value-type="string">
            <text:p>Sun- Apr 12- 2009 2:33 PM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6">
            <text:p>36</text:p>
          </table:table-cell>
          <table:table-cell office:value-type="string">
            <text:p>Sat- Apr 11- 2009 11:07 PM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6">
            <text:p>36</text:p>
          </table:table-cell>
          <table:table-cell office:value-type="string">
            <text:p>Sat- Apr 11- 2009 2:02 AM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6">
            <text:p>36</text:p>
          </table:table-cell>
          <table:table-cell office:value-type="string">
            <text:p>Fri- Apr 10- 2009 4:32 AM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6">
            <text:p>36</text:p>
          </table:table-cell>
          <table:table-cell office:value-type="string">
            <text:p>Thu- Apr 9- 2009 11:29 PM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6">
            <text:p>36</text:p>
          </table:table-cell>
          <table:table-cell office:value-type="string">
            <text:p>Thu- Apr 9- 2009 8:47 PM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6">
            <text:p>36</text:p>
          </table:table-cell>
          <table:table-cell office:value-type="string">
            <text:p>Wed- Apr 8- 2009 10:29 PM</text:p>
          </table:table-cell>
          <table:table-cell table:number-columns-repeated="4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6">
            <text:p>36</text:p>
          </table:table-cell>
          <table:table-cell office:value-type="string">
            <text:p>Wed- Apr 8- 2009 10:16 PM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36">
            <text:p>36</text:p>
          </table:table-cell>
          <table:table-cell office:value-type="string">
            <text:p>Wed- Apr 8- 2009 8:48 PM</text:p>
          </table:table-cell>
          <table:table-cell table:number-columns-repeated="4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6">
            <text:p>36</text:p>
          </table:table-cell>
          <table:table-cell office:value-type="string">
            <text:p>Wed- Apr 8- 2009 8:32 PM</text:p>
          </table:table-cell>
          <table:table-cell table:number-columns-repeated="4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36">
            <text:p>36</text:p>
          </table:table-cell>
          <table:table-cell office:value-type="string">
            <text:p>Wed- Apr 8- 2009 7:48 PM</text:p>
          </table:table-cell>
          <table:table-cell table:number-columns-repeated="4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6">
            <text:p>36</text:p>
          </table:table-cell>
          <table:table-cell office:value-type="string">
            <text:p>Wed- Apr 8- 2009 7:42 PM</text:p>
          </table:table-cell>
          <table:table-cell table:number-columns-repeated="4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36">
            <text:p>36</text:p>
          </table:table-cell>
          <table:table-cell office:value-type="string">
            <text:p>Wed- Apr 8- 2009 1:49 PM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7">
            <text:p>37</text:p>
          </table:table-cell>
          <table:table-cell office:value-type="string">
            <text:p>Tue- Apr 14- 2009 11:33 AM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7">
            <text:p>37</text:p>
          </table:table-cell>
          <table:table-cell office:value-type="string">
            <text:p>Thu- Apr 9- 2009 12:25 PM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7">
            <text:p>37</text:p>
          </table:table-cell>
          <table:table-cell office:value-type="string">
            <text:p>Thu- Apr 9- 2009 10:25 AM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7">
            <text:p>37</text:p>
          </table:table-cell>
          <table:table-cell office:value-type="string">
            <text:p>Thu- Apr 9- 2009 9:35 AM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7">
            <text:p>37</text:p>
          </table:table-cell>
          <table:table-cell office:value-type="string">
            <text:p>Wed- Apr 8- 2009 10:42 PM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7">
            <text:p>37</text:p>
          </table:table-cell>
          <table:table-cell office:value-type="string">
            <text:p>Wed- Apr 8- 2009 8:59 PM</text:p>
          </table:table-cell>
          <table:table-cell table:number-columns-repeated="4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37">
            <text:p>37</text:p>
          </table:table-cell>
          <table:table-cell office:value-type="string">
            <text:p>Wed- Apr 8- 2009 7:28 PM</text:p>
          </table:table-cell>
          <table:table-cell table:number-columns-repeated="4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7">
            <text:p>37</text:p>
          </table:table-cell>
          <table:table-cell office:value-type="string">
            <text:p>Wed- Apr 8- 2009 4:29 PM</text:p>
          </table:table-cell>
          <table:table-cell table:number-columns-repeated="4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7">
            <text:p>37</text:p>
          </table:table-cell>
          <table:table-cell office:value-type="string">
            <text:p>Wed- Apr 8- 2009 1:52 PM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string">
            <text:p>Sat- Apr 18- 2009 2:51 AM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8">
            <text:p>38</text:p>
          </table:table-cell>
          <table:table-cell office:value-type="string">
            <text:p>Sat- Apr 11- 2009 11:03 PM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8">
            <text:p>38</text:p>
          </table:table-cell>
          <table:table-cell office:value-type="string">
            <text:p>Thu- Apr 9- 2009 9:51 PM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8">
            <text:p>38</text:p>
          </table:table-cell>
          <table:table-cell office:value-type="string">
            <text:p>Thu- Apr 9- 2009 7:20 PM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8">
            <text:p>38</text:p>
          </table:table-cell>
          <table:table-cell office:value-type="string">
            <text:p>Thu- Apr 9- 2009 6:41 PM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8">
            <text:p>38</text:p>
          </table:table-cell>
          <table:table-cell office:value-type="string">
            <text:p>Thu- Apr 9- 2009 3:43 AM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8">
            <text:p>38</text:p>
          </table:table-cell>
          <table:table-cell office:value-type="string">
            <text:p>Thu- Apr 9- 2009 3:27 AM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8">
            <text:p>38</text:p>
          </table:table-cell>
          <table:table-cell office:value-type="string">
            <text:p>Wed- Apr 8- 2009 11:34 PM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8">
            <text:p>38</text:p>
          </table:table-cell>
          <table:table-cell office:value-type="string">
            <text:p>Wed- Apr 8- 2009 11:27 PM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38">
            <text:p>38</text:p>
          </table:table-cell>
          <table:table-cell office:value-type="string">
            <text:p>Wed- Apr 8- 2009 9:48 PM</text:p>
          </table:table-cell>
          <table:table-cell table:number-columns-repeated="4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8">
            <text:p>38</text:p>
          </table:table-cell>
          <table:table-cell office:value-type="string">
            <text:p>Wed- Apr 8- 2009 8:15 PM</text:p>
          </table:table-cell>
          <table:table-cell table:number-columns-repeated="4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8">
            <text:p>38</text:p>
          </table:table-cell>
          <table:table-cell office:value-type="string">
            <text:p>Wed- Apr 8- 2009 8:11 PM</text:p>
          </table:table-cell>
          <table:table-cell table:number-columns-repeated="4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38">
            <text:p>38</text:p>
          </table:table-cell>
          <table:table-cell office:value-type="string">
            <text:p>Wed- Apr 8- 2009 7:55 PM</text:p>
          </table:table-cell>
          <table:table-cell table:number-columns-repeated="4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string">
            <text:p>Wed- Apr 8- 2009 7:39 PM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Mon- Apr 20- 2009 2:01 AM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string">
            <text:p>Sat- Apr 18- 2009 7:17 PM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9">
            <text:p>39</text:p>
          </table:table-cell>
          <table:table-cell office:value-type="string">
            <text:p>Fri- Apr 10- 2009 7:01 AM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9">
            <text:p>39</text:p>
          </table:table-cell>
          <table:table-cell office:value-type="string">
            <text:p>Fri- Apr 10- 2009 3:58 AM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9">
            <text:p>39</text:p>
          </table:table-cell>
          <table:table-cell office:value-type="string">
            <text:p>Thu- Apr 9- 2009 3:55 AM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39">
            <text:p>39</text:p>
          </table:table-cell>
          <table:table-cell office:value-type="string">
            <text:p>Thu- Apr 9- 2009 2:42 AM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9">
            <text:p>39</text:p>
          </table:table-cell>
          <table:table-cell office:value-type="string">
            <text:p>Thu- Apr 9- 2009 2:13 AM</text:p>
          </table:table-cell>
          <table:table-cell table:number-columns-repeated="4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39">
            <text:p>39</text:p>
          </table:table-cell>
          <table:table-cell office:value-type="string">
            <text:p>Wed- Apr 8- 2009 10:21 PM</text:p>
          </table:table-cell>
          <table:table-cell table:number-columns-repeated="4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39">
            <text:p>39</text:p>
          </table:table-cell>
          <table:table-cell office:value-type="string">
            <text:p>Wed- Apr 8- 2009 7:17 PM</text:p>
          </table:table-cell>
          <table:table-cell table:number-columns-repeated="4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39">
            <text:p>39</text:p>
          </table:table-cell>
          <table:table-cell office:value-type="string">
            <text:p>Wed- Apr 8- 2009 7:15 PM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Sun- Apr 19- 2009 8:46 AM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string">
            <text:p>Sat- Apr 18- 2009 12:50 AM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0">
            <text:p>40</text:p>
          </table:table-cell>
          <table:table-cell office:value-type="string">
            <text:p>Wed- Apr 15- 2009 5:59 PM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office:value-type="string">
            <text:p>Mon- Apr 13- 2009 8:50 PM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0">
            <text:p>40</text:p>
          </table:table-cell>
          <table:table-cell office:value-type="string">
            <text:p>Sun- Apr 12- 2009 9:43 PM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0">
            <text:p>40</text:p>
          </table:table-cell>
          <table:table-cell office:value-type="string">
            <text:p>Thu- Apr 9- 2009 8:58 PM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0">
            <text:p>40</text:p>
          </table:table-cell>
          <table:table-cell office:value-type="string">
            <text:p>Thu- Apr 9- 2009 6:02 PM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string">
            <text:p>Thu- Apr 9- 2009 12:58 PM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0">
            <text:p>40</text:p>
          </table:table-cell>
          <table:table-cell office:value-type="string">
            <text:p>Thu- Apr 9- 2009 12:40 AM</text:p>
          </table:table-cell>
          <table:table-cell table:number-columns-repeated="4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0">
            <text:p>40</text:p>
          </table:table-cell>
          <table:table-cell office:value-type="string">
            <text:p>Wed- Apr 8- 2009 8:26 PM</text:p>
          </table:table-cell>
          <table:table-cell table:number-columns-repeated="4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0">
            <text:p>40</text:p>
          </table:table-cell>
          <table:table-cell office:value-type="string">
            <text:p>Wed- Apr 8- 2009 7:55 PM</text:p>
          </table:table-cell>
          <table:table-cell table:number-columns-repeated="4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0">
            <text:p>40</text:p>
          </table:table-cell>
          <table:table-cell office:value-type="string">
            <text:p>Wed- Apr 8- 2009 2:23 PM</text:p>
          </table:table-cell>
          <table:table-cell table:number-columns-repeated="4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40">
            <text:p>40</text:p>
          </table:table-cell>
          <table:table-cell office:value-type="string">
            <text:p>Wed- Apr 8- 2009 1:34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1">
            <text:p>41</text:p>
          </table:table-cell>
          <table:table-cell office:value-type="string">
            <text:p>Tue- Apr 14- 2009 5:47 PM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1">
            <text:p>41</text:p>
          </table:table-cell>
          <table:table-cell office:value-type="string">
            <text:p>Tue- Apr 14- 2009 4:13 PM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1">
            <text:p>41</text:p>
          </table:table-cell>
          <table:table-cell office:value-type="string">
            <text:p>Sun- Apr 12- 2009 12:19 PM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1">
            <text:p>41</text:p>
          </table:table-cell>
          <table:table-cell office:value-type="string">
            <text:p>Fri- Apr 10- 2009 3:01 PM</text:p>
          </table:table-cell>
          <table:table-cell table:number-columns-repeated="4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1">
            <text:p>41</text:p>
          </table:table-cell>
          <table:table-cell office:value-type="string">
            <text:p>Wed- Apr 8- 2009 9:38 PM</text:p>
          </table:table-cell>
          <table:table-cell table:number-columns-repeated="4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1">
            <text:p>41</text:p>
          </table:table-cell>
          <table:table-cell office:value-type="string">
            <text:p>Wed- Apr 8- 2009 7:55 P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2">
            <text:p>42</text:p>
          </table:table-cell>
          <table:table-cell office:value-type="string">
            <text:p>Tue- Apr 14- 2009 11:46 AM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2">
            <text:p>42</text:p>
          </table:table-cell>
          <table:table-cell office:value-type="string">
            <text:p>Mon- Apr 13- 2009 2:57 PM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2">
            <text:p>42</text:p>
          </table:table-cell>
          <table:table-cell office:value-type="string">
            <text:p>Sat- Apr 11- 2009 10:41 AM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2">
            <text:p>42</text:p>
          </table:table-cell>
          <table:table-cell office:value-type="string">
            <text:p>Fri- Apr 10- 2009 10:17 PM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2">
            <text:p>42</text:p>
          </table:table-cell>
          <table:table-cell office:value-type="string">
            <text:p>Fri- Apr 10- 2009 8:28 AM</text:p>
          </table:table-cell>
          <table:table-cell table:number-columns-repeated="4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2">
            <text:p>42</text:p>
          </table:table-cell>
          <table:table-cell office:value-type="string">
            <text:p>Wed- Apr 8- 2009 10:25 PM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string">
            <text:p>Fri- Apr 17- 2009 5:52 PM</text:p>
          </table:table-cell>
          <table:table-cell table:number-columns-repeated="4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3">
            <text:p>43</text:p>
          </table:table-cell>
          <table:table-cell office:value-type="string">
            <text:p>Wed- Apr 8- 2009 8:37 PM</text:p>
          </table:table-cell>
          <table:table-cell table:number-columns-repeated="4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43">
            <text:p>43</text:p>
          </table:table-cell>
          <table:table-cell office:value-type="string">
            <text:p>Wed- Apr 8- 2009 7:30 PM</text:p>
          </table:table-cell>
          <table:table-cell table:number-columns-repeated="4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43">
            <text:p>43</text:p>
          </table:table-cell>
          <table:table-cell office:value-type="string">
            <text:p>Wed- Apr 8- 2009 7:18 P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4">
            <text:p>44</text:p>
          </table:table-cell>
          <table:table-cell office:value-type="string">
            <text:p>Tue- Apr 14- 2009 1:54 PM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4">
            <text:p>44</text:p>
          </table:table-cell>
          <table:table-cell office:value-type="string">
            <text:p>Thu- Apr 9- 2009 2:37 AM</text:p>
          </table:table-cell>
          <table:table-cell table:number-columns-repeated="4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4">
            <text:p>44</text:p>
          </table:table-cell>
          <table:table-cell office:value-type="string">
            <text:p>Wed- Apr 8- 2009 8:51 PM</text:p>
          </table:table-cell>
          <table:table-cell table:number-columns-repeated="4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44">
            <text:p>44</text:p>
          </table:table-cell>
          <table:table-cell office:value-type="string">
            <text:p>Wed- Apr 8- 2009 7:33 PM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string">
            <text:p>Sun- Apr 19- 2009 8:07 PM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string">
            <text:p>Sat- Apr 18- 2009 10:45 AM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5">
            <text:p>45</text:p>
          </table:table-cell>
          <table:table-cell office:value-type="string">
            <text:p>Tue- Apr 14- 2009 3:43 AM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5">
            <text:p>45</text:p>
          </table:table-cell>
          <table:table-cell office:value-type="string">
            <text:p>Mon- Apr 13- 2009 10:09 PM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5">
            <text:p>45</text:p>
          </table:table-cell>
          <table:table-cell office:value-type="string">
            <text:p>Mon- Apr 13- 2009 4:18 PM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5">
            <text:p>45</text:p>
          </table:table-cell>
          <table:table-cell office:value-type="string">
            <text:p>Sat- Apr 11- 2009 5:42 PM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5">
            <text:p>45</text:p>
          </table:table-cell>
          <table:table-cell office:value-type="string">
            <text:p>Sat- Apr 11- 2009 12:01 PM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5">
            <text:p>45</text:p>
          </table:table-cell>
          <table:table-cell office:value-type="string">
            <text:p>Sat- Apr 11- 2009 7:56 AM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5">
            <text:p>45</text:p>
          </table:table-cell>
          <table:table-cell office:value-type="string">
            <text:p>Thu- Apr 9- 2009 9:29 AM</text:p>
          </table:table-cell>
          <table:table-cell table:number-columns-repeated="4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45">
            <text:p>45</text:p>
          </table:table-cell>
          <table:table-cell office:value-type="string">
            <text:p>Wed- Apr 8- 2009 8:48 PM</text:p>
          </table:table-cell>
          <table:table-cell table:number-columns-repeated="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5">
            <text:p>45</text:p>
          </table:table-cell>
          <table:table-cell office:value-type="string">
            <text:p>Wed- Apr 8- 2009 7:51 PM</text:p>
          </table:table-cell>
          <table:table-cell table:number-columns-repeated="4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5">
            <text:p>45</text:p>
          </table:table-cell>
          <table:table-cell office:value-type="string">
            <text:p>Wed- Apr 8- 2009 7:36 PM</text:p>
          </table:table-cell>
          <table:table-cell table:number-columns-repeated="4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5">
            <text:p>45</text:p>
          </table:table-cell>
          <table:table-cell office:value-type="string">
            <text:p>Wed- Apr 8- 2009 7:23 PM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string">
            <text:p>Fri- Apr 17- 2009 10:09 PM</text:p>
          </table:table-cell>
          <table:table-cell table:number-columns-repeated="4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46">
            <text:p>46</text:p>
          </table:table-cell>
          <table:table-cell office:value-type="string">
            <text:p>Wed- Apr 8- 2009 7:50 P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7">
            <text:p>47</text:p>
          </table:table-cell>
          <table:table-cell office:value-type="string">
            <text:p>Fri- Apr 10- 2009 10:32 PM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7">
            <text:p>47</text:p>
          </table:table-cell>
          <table:table-cell office:value-type="string">
            <text:p>Thu- Apr 9- 2009 12:08 A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string">
            <text:p>Mon- Apr 13- 2009 2:26 P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string">
            <text:p>Thu- Apr 16- 2009 9:16 AM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string">
            <text:p>Wed- Apr 15- 2009 5:25 PM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9">
            <text:p>49</text:p>
          </table:table-cell>
          <table:table-cell office:value-type="string">
            <text:p>Wed- Apr 15- 2009 1:55 AM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9">
            <text:p>49</text:p>
          </table:table-cell>
          <table:table-cell office:value-type="string">
            <text:p>Sat- Apr 11- 2009 7:46 AM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9">
            <text:p>49</text:p>
          </table:table-cell>
          <table:table-cell office:value-type="string">
            <text:p>Fri- Apr 10- 2009 5:03 AM</text:p>
          </table:table-cell>
          <table:table-cell table:number-columns-repeated="4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9">
            <text:p>49</text:p>
          </table:table-cell>
          <table:table-cell office:value-type="string">
            <text:p>Wed- Apr 8- 2009 7:15 PM</text:p>
          </table:table-cell>
          <table:table-cell table:number-columns-repeated="4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9">
            <text:p>49</text:p>
          </table:table-cell>
          <table:table-cell office:value-type="string">
            <text:p>Wed- Apr 8- 2009 2:19 PM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string">
            <text:p>Sat- Apr 18- 2009 2:44 PM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string">
            <text:p>Fri- Apr 17- 2009 7:47 PM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0">
            <text:p>50</text:p>
          </table:table-cell>
          <table:table-cell office:value-type="string">
            <text:p>Tue- Apr 14- 2009 7:59 PM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string">
            <text:p>Mon- Apr 13- 2009 8:21 PM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0">
            <text:p>50</text:p>
          </table:table-cell>
          <table:table-cell office:value-type="string">
            <text:p>Fri- Apr 10- 2009 5:07 PM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Mon- Apr 20- 2009 1:05 AM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51">
            <text:p>51</text:p>
          </table:table-cell>
          <table:table-cell office:value-type="string">
            <text:p>Fri- Apr 10- 2009 10:07 P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2">
            <text:p>52</text:p>
          </table:table-cell>
          <table:table-cell office:value-type="string">
            <text:p>Fri- Apr 10- 2009 1:53 P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string">
            <text:p>Fri- Apr 17- 2009 6:17 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string">
            <text:p>Mon- Apr 13- 2009 7:29 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  <table:table-cell office:value-type="string">
            <text:p>Tue- Apr 14- 2009 11:46 AM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56">
            <text:p>56</text:p>
          </table:table-cell>
          <table:table-cell office:value-type="string">
            <text:p>Thu- Apr 9- 2009 3:37 A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57">
            <text:p>57</text:p>
          </table:table-cell>
          <table:table-cell office:value-type="string">
            <text:p>Thu- Apr 9- 2009 12:41 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string">
            <text:p>Fri- Apr 17- 2009 1:23 PM</text:p>
          </table:table-cell>
          <table:table-cell table:number-columns-repeated="4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59">
            <text:p>59</text:p>
          </table:table-cell>
          <table:table-cell office:value-type="string">
            <text:p>Wed- Apr 8- 2009 7:40 P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0">
            <text:p>60</text:p>
          </table:table-cell>
          <table:table-cell office:value-type="string">
            <text:p>Thu- Apr 9- 2009 3:16 A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67">
            <text:p>67</text:p>
          </table:table-cell>
          <table:table-cell office:value-type="string">
            <text:p>Wed- Apr 15- 2009 8:42 PM</text:p>
          </table:table-cell>
          <table:table-cell table:number-columns-repeated="4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67">
            <text:p>67</text:p>
          </table:table-cell>
          <table:table-cell office:value-type="string">
            <text:p>Wed- Apr 8- 2009 7:43 P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string">
            <text:p>Fri- Apr 17- 2009 7:38 P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VT</text:p>
          </table:table-cell>
          <table:table-cell office:value-type="string">
            <text:p>Fri- Apr 17- 2009 2:50 PM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NVT</text:p>
          </table:table-cell>
          <table:table-cell office:value-type="string">
            <text:p>Fri- Apr 10- 2009 8:07 PM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VT</text:p>
          </table:table-cell>
          <table:table-cell office:value-type="string">
            <text:p>Fri- Apr 10- 2009 2:42 AM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VT</text:p>
          </table:table-cell>
          <table:table-cell office:value-type="string">
            <text:p>Thu- Apr 9- 2009 2:15 PM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VT</text:p>
          </table:table-cell>
          <table:table-cell office:value-type="string">
            <text:p>Wed- Apr 8- 2009 11:55 PM</text:p>
          </table:table-cell>
          <table:table-cell table:number-columns-repeated="4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NVT</text:p>
          </table:table-cell>
          <table:table-cell office:value-type="string">
            <text:p>Wed- Apr 8- 2009 7:22 PM</text:p>
          </table:table-cell>
          <table:table-cell office:value-type="float" office:value="6">
            <text:p>6</text:p>
          </table:table-cell>
          <table:table-cell table:number-columns-repeated="3"/>
        </table:table-row>
      </table:table>
      <table:database-ranges>
        <table:database-range table:target-range-address="Sheet1.A1:Sheet1.C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10/09/2009</text:date>, <text:time>15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09T15:49:24</dc:date>
    <dc:creator>Kilian </dc:creator>
    <meta:document-statistic meta:table-count="1" meta:cell-count="3360" meta:object-count="0"/>
    <meta:generator>OpenOffice.org/3.1$Linux OpenOffice.org_project/310m19$Build-9420</meta:generator>
  </office:meta>
</office:document-meta>
</file>